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29in" table:align="left"/>
    </style:style>
    <style:style style:name="Table1.A" style:family="table-column">
      <style:table-column-properties style:column-width="1.7146in"/>
    </style:style>
    <style:style style:name="Table1.B" style:family="table-column">
      <style:table-column-properties style:column-width="5.208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285in" table:align="left"/>
    </style:style>
    <style:style style:name="Table2.A" style:family="table-column">
      <style:table-column-properties style:column-width="0.6333in"/>
    </style:style>
    <style:style style:name="Table2.B" style:family="table-column">
      <style:table-column-properties style:column-width="4.4951in"/>
    </style:style>
    <style:style style:name="Table2.A1" style:family="table-cell">
      <style:table-cell-properties fo:background-color="transparent" fo:padding="0.0382in" fo:border-left="none" fo:border-right="none" fo:border-top="none" fo:border-bottom="0.0007in solid #000000">
        <style:background-image/>
      </style:table-cell-properties>
    </style:style>
    <style:style style:name="Table2.B1" style:family="table-cell">
      <style:table-cell-properties fo:background-color="transparent" fo:padding="0.0382in" fo:border-left="0.0007in solid #000000" fo:border-right="none" fo:border-top="none" fo:border-bottom="0.0007in solid #000000">
        <style:background-image/>
      </style:table-cell-properties>
    </style:style>
    <style:style style:name="Table2.A5" style:family="table-cell">
      <style:table-cell-properties fo:background-color="transparent" fo:padding="0.0382in" fo:border="none">
        <style:background-image/>
      </style:table-cell-properties>
    </style:style>
    <style:style style:name="Table2.B5" style:family="table-cell">
      <style:table-cell-properties fo:background-color="transparent" fo:padding="0.0382in" fo:border-left="0.0007in solid #000000" fo:border-right="none" fo:border-top="none" fo:border-bottom="none">
        <style:background-image/>
      </style:table-cell-properties>
    </style:style>
    <style:style style:name="Table3" style:family="table">
      <style:table-properties style:width="6.9229in" table:align="left"/>
    </style:style>
    <style:style style:name="Table3.A" style:family="table-column">
      <style:table-column-properties style:column-width="1.7146in"/>
    </style:style>
    <style:style style:name="Table3.B" style:family="table-column">
      <style:table-column-properties style:column-width="5.208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1.7146in"/>
    </style:style>
    <style:style style:name="Table4.B" style:family="table-column">
      <style:table-column-properties style:column-width="5.208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2" style:family="table-row">
      <style:table-row-properties style:min-row-height="0.9389in"/>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146in"/>
    </style:style>
    <style:style style:name="Table5.B" style:family="table-column">
      <style:table-column-properties style:column-width="5.2083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2" style:family="table-row">
      <style:table-row-properties style:min-row-height="0.9389in"/>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Monospace" fo:font-size="10pt" fo:font-weight="normal" style:font-size-asian="10pt" style:font-weight-asian="normal" style:font-size-complex="10pt" style:font-weight-complex="normal"/>
    </style:style>
    <style:style style:name="P5" style:family="paragraph" style:parent-style-name="Standard">
      <style:text-properties style:font-name="Monospace" fo:font-size="10pt" style:font-size-asian="10pt" style:font-size-complex="10pt"/>
    </style:style>
    <style:style style:name="P6"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Nimbus Roman No9 L" style:font-name-asian="Monospace" style:font-name-complex="Monospace"/>
    </style:style>
    <style:style style:name="P11" style:family="paragraph" style:parent-style-name="Standard">
      <style:paragraph-properties fo:text-align="justify" style:justify-single-word="false"/>
      <style:text-properties fo:color="#000000" style:font-name="Courier 10 Pitch" fo:font-size="8pt" fo:font-weight="normal" style:font-size-asian="8pt" style:font-weight-asian="normal" style:font-size-complex="8pt" style:font-weight-complex="normal"/>
    </style:style>
    <style:style style:name="P12" style:family="paragraph" style:parent-style-name="Standard">
      <style:paragraph-properties fo:text-align="start" style:justify-single-word="false"/>
      <style:text-properties fo:color="#000000" style:font-name="Courier 10 Pitch" fo:font-size="8pt" fo:font-weight="normal" style:font-size-asian="8pt" style:font-weight-asian="normal" style:font-size-complex="8pt" style:font-weight-complex="normal"/>
    </style:style>
    <style:style style:name="P13" style:family="paragraph" style:parent-style-name="Standard">
      <style:text-properties style:font-name="Courier 10 Pitch" fo:font-size="8pt" style:font-size-asian="8pt" style:font-size-complex="8pt"/>
    </style:style>
    <style:style style:name="P14" style:family="paragraph" style:parent-style-name="Standard">
      <style:paragraph-properties fo:text-align="justify" style:justify-single-word="false"/>
      <style:text-properties style:text-underline-style="none"/>
    </style:style>
    <style:style style:name="P15" style:family="paragraph" style:parent-style-name="Heading_20_1">
      <style:paragraph-properties fo:break-before="page"/>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text-align="center" style:justify-single-word="false" fo:break-before="page"/>
      <style:text-properties style:text-underline-style="none"/>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text-properties style:text-underline-style="none"/>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Text_20_body">
      <style:paragraph-properties fo:text-align="start" style:justify-single-word="false"/>
      <style:text-properties style:text-underline-style="none"/>
    </style:style>
    <style:style style:name="P23" style:family="paragraph" style:parent-style-name="Text_20_body">
      <style:paragraph-properties fo:text-align="start" style:justify-single-word="false"/>
      <style:text-properties style:font-name="Courier 10 Pitch" fo:font-size="8pt" style:text-underline-style="none" style:font-size-asian="8pt" style:font-size-complex="8pt"/>
    </style:style>
    <style:style style:name="P24" style:family="paragraph" style:parent-style-name="Text_20_body">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justify" style:justify-single-word="false"/>
      <style:text-properties style:text-underline-style="none"/>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justify" style:justify-single-word="false" fo:text-indent="0in" style:auto-text-indent="false"/>
      <style:text-properties fo:font-weight="normal" style:font-weight-asian="normal" style:font-weight-complex="normal"/>
    </style:style>
    <style:style style:name="P30" style:family="paragraph" style:parent-style-name="Standard">
      <style:paragraph-properties fo:margin-left="0in" fo:margin-right="0in" fo:text-indent="0in" style:auto-text-indent="false"/>
      <style:text-properties style:font-name="Courier 10 Pitch" fo:font-size="8pt" style:font-size-asian="8pt"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Nimbus Roman No9 L" style:font-name-asian="Monospace" style:font-name-complex="Monospace"/>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33" style:family="paragraph" style:parent-style-name="Text_20_body">
      <style:paragraph-properties fo:margin-left="0in" fo:margin-right="0in" fo:text-indent="0in" style:auto-text-indent="false"/>
      <style:text-properties style:font-name="Nimbus Roman No9 L" fo:font-size="12pt" style:font-size-asian="12pt" style:font-size-complex="12pt"/>
    </style:style>
    <style:style style:name="P34" style:family="paragraph" style:parent-style-name="Standard">
      <style:paragraph-properties fo:margin-left="0.4925in" fo:margin-right="0in" fo:text-indent="0in" style:auto-text-indent="false"/>
      <style:text-properties style:font-name="Courier 10 Pitch" fo:font-size="10pt" style:font-size-asian="10pt" style:font-size-complex="10pt"/>
    </style:style>
    <style:style style:name="P35" style:family="paragraph" style:parent-style-name="Standard">
      <style:paragraph-properties fo:margin-left="0.4925in" fo:margin-right="0in" fo:text-align="start" style:justify-single-word="false" fo:text-indent="0in" style:auto-text-indent="false"/>
      <style:text-properties style:font-name="Courier 10 Pitch" fo:font-size="10pt" style:font-size-asian="10pt" style:font-size-complex="10pt"/>
    </style:style>
    <style:style style:name="P36" style:family="paragraph" style:parent-style-name="Standard">
      <style:paragraph-properties fo:margin-left="0.4925in" fo:margin-right="0in" fo:text-indent="0in" style:auto-text-indent="false"/>
      <style:text-properties style:font-name="Courier 10 Pitch" fo:font-size="9pt" style:font-size-asian="9pt" style:font-size-complex="9pt"/>
    </style:style>
    <style:style style:name="P37" style:family="paragraph" style:parent-style-name="Standard">
      <style:paragraph-properties fo:margin-left="0.4925in" fo:margin-right="0in" fo:text-indent="0in" style:auto-text-indent="false"/>
      <style:text-properties style:font-name="Courier 10 Pitch" fo:font-size="8pt" style:font-size-asian="8pt" style:font-size-complex="8pt"/>
    </style:style>
    <style:style style:name="P3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9"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40" style:family="paragraph" style:parent-style-name="Standard">
      <style:paragraph-properties fo:margin-left="0.4925in" fo:margin-right="0in" fo:text-align="start" style:justify-single-word="false" fo:text-indent="0in" style:auto-text-indent="false" style:text-autospace="none"/>
      <style:text-properties style:font-name="Courier 10 Pitch"/>
    </style:style>
    <style:style style:name="P41"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42"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8pt" style:font-name-asian="Monospace" style:font-size-asian="8pt" style:font-name-complex="Monospace" style:font-size-complex="8pt"/>
    </style:style>
    <style:style style:name="P43" style:family="paragraph" style:parent-style-name="Text_20_body">
      <style:paragraph-properties fo:margin-left="0.4925in" fo:margin-right="0in" fo:text-align="start" style:justify-single-word="false" fo:text-indent="0in" style:auto-text-indent="false"/>
      <style:text-properties style:font-name="Courier 10 Pitch" fo:font-size="8pt" style:text-underline-style="none" style:font-size-asian="8pt" style:font-size-complex="8pt"/>
    </style:style>
    <style:style style:name="P44" style:family="paragraph" style:parent-style-name="Text_20_body">
      <style:paragraph-properties fo:margin-left="0.4925in" fo:margin-right="0in" fo:text-indent="0in" style:auto-text-indent="false"/>
      <style:text-properties style:font-name="Courier 10 Pitch" fo:font-size="8pt" style:font-size-asian="8pt" style:font-size-complex="8pt"/>
    </style:style>
    <style:style style:name="P45" style:family="paragraph" style:parent-style-name="Text_20_body">
      <style:paragraph-properties fo:margin-left="0.4925in" fo:margin-right="0in" fo:text-indent="0in" style:auto-text-indent="false"/>
      <style:text-properties style:font-name="Nimbus Roman No9 L" fo:font-size="12pt" style:font-size-asian="12pt" style:font-size-complex="12pt"/>
    </style:style>
    <style:style style:name="P4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Standard" style:list-style-name="L2"/>
    <style:style style:name="P48" style:family="paragraph" style:parent-style-name="Standard">
      <style:paragraph-properties fo:text-align="justify" style:justify-single-word="false"/>
    </style:style>
    <style:style style:name="P49" style:family="paragraph" style:parent-style-name="Standard" style:list-style-name="L3">
      <style:paragraph-properties fo:margin-left="0in" fo:margin-right="0in" fo:text-indent="0in" style:auto-text-indent="false"/>
      <style:text-properties style:font-name="Courier 10 Pitch" fo:font-size="9pt" style:font-size-asian="9pt" style:font-size-complex="9pt"/>
    </style:style>
    <style:style style:name="P50" style:family="paragraph" style:parent-style-name="Standard" style:list-style-name="L4">
      <style:paragraph-properties fo:margin-left="0in" fo:margin-right="0in" fo:text-indent="0in" style:auto-text-indent="false"/>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paragraph-properties fo:margin-left="0in" fo:margin-right="0in" fo:text-indent="0in" style:auto-text-indent="false"/>
      <style:text-properties style:font-name="Nimbus Roman No9 L" fo:font-size="12pt" style:font-size-asian="12pt" style:font-size-complex="12pt"/>
    </style:style>
    <style:style style:name="P55" style:family="paragraph" style:parent-style-name="Table_20_Contents" style:list-style-name="L5">
      <style:paragraph-properties fo:text-align="justify" style:justify-single-word="false"/>
    </style:style>
    <style:style style:name="P56" style:family="paragraph" style:parent-style-name="Table_20_Contents" style:list-style-name="L5">
      <style:paragraph-properties fo:text-align="justify" style:justify-single-word="false"/>
    </style:style>
    <style:style style:name="P57" style:family="paragraph" style:parent-style-name="Table_20_Contents" style:list-style-name="L5">
      <style:paragraph-properties fo:text-align="justify" style:justify-single-word="false"/>
    </style:style>
    <style:style style:name="P58" style:family="paragraph" style:parent-style-name="Table_20_Contents" style:list-style-name="L5">
      <style:paragraph-properties fo:text-align="justify" style:justify-single-word="false"/>
    </style:style>
    <style:style style:name="P59" style:family="paragraph" style:parent-style-name="Table_20_Contents" style:list-style-name="L5">
      <style:paragraph-properties fo:text-align="justify" style:justify-single-word="false"/>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Heading">
      <style:paragraph-properties fo:break-before="page"/>
    </style:style>
    <style:style style:name="T1" style:family="text">
      <style:text-properties style:font-name="Courier 10 Pitch" fo:font-size="10pt" style:font-size-asian="10pt" style:font-size-complex="10pt"/>
    </style:style>
    <style:style style:name="T2" style:family="text">
      <style:text-properties style:font-name="Courier 10 Pitch" style:text-underline-style="none"/>
    </style:style>
    <style:style style:name="T3" style:family="text">
      <style:text-properties style:font-name="Courier 10 Pitch" fo:font-size="8pt" style:font-size-asian="8pt" style:font-size-complex="8pt"/>
    </style:style>
    <style:style style:name="T4" style:family="text">
      <style:text-properties fo:font-weight="bold"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color="#008080"/>
    </style:style>
    <style:style style:name="T7" style:family="text">
      <style:text-properties fo:color="#008080" fo:font-size="8pt" style:font-name-asian="Monospace" style:font-size-asian="8pt" style:font-name-complex="Monospace" style:font-size-complex="8pt"/>
    </style:style>
    <style:style style:name="T8" style:family="text">
      <style:text-properties fo:color="#3f7f7f"/>
    </style:style>
    <style:style style:name="T9" style:family="text">
      <style:text-properties fo:color="#3f7f7f" fo:font-size="8pt" style:font-name-asian="Monospace" style:font-size-asian="8pt" style:font-name-complex="Monospace" style:font-size-complex="8pt"/>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Honeycomb DTF</text:p>
      <text:p text:style-name="P1">Us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1">Table of Contents</text:p>
          </text:index-title>
          <text:p text:style-name="P51">Introduction<text:tab/>3</text:p>
          <text:p text:style-name="P51">Buidling DTF<text:tab/>4</text:p>
          <text:p text:style-name="P60">Building the framework<text:tab/>4</text:p>
          <text:p text:style-name="P60">Building documentation (special steps for now) <text:tab/>4</text:p>
          <text:p text:style-name="P51">Deployment<text:tab/>5</text:p>
          <text:p text:style-name="P60">Simple single client deployment<text:tab/>5</text:p>
          <text:p text:style-name="P60">Distributed testing multi-client deployment<text:tab/>5</text:p>
          <text:p text:style-name="P51">Running the Smoke Performance Test<text:tab/>7</text:p>
          <text:p text:style-name="P60">Running Smoke Performance without snapshotting<text:tab/>7</text:p>
          <text:p text:style-name="P51">Running Check Fragments Test<text:tab/>8</text:p>
          <text:p text:style-name="P60">Check Fragments Example Runs<text:tab/>8</text:p>
          <text:p text:style-name="P51">Running Load Tests<text:tab/>9</text:p>
          <text:p text:style-name="P60">Store load test<text:tab/>9</text:p>
          <text:p text:style-name="P60">Retrieve load test<text:tab/>12</text:p>
          <text:p text:style-name="P60">Retrieve metadata load test<text:tab/>13</text:p>
          <text:p text:style-name="P60">Add metadata load test<text:tab/>14</text:p>
          <text:p text:style-name="P60">Delete load test<text:tab/>15</text:p>
          <text:p text:style-name="P60">Query load test<text:tab/>16</text:p>
          <text:p text:style-name="P60">Metadata Generation<text:tab/>17</text:p>
          <text:p text:style-name="P51">Calculating Performance Statistics of a Load Test<text:tab/>18</text:p>
          <text:p text:style-name="P51">Graphing Results of a Load Test<text:tab/>19</text:p>
          <text:p text:style-name="P51">FAQ<text:tab/>20</text:p>
        </text:index-body>
      </text:table-of-content>
      <text:p text:style-name="P1"/>
      <text:h text:style-name="P16" text:outline-level="1">Introduction</text:h>
      <text:p text:style-name="P1"/>
      <text:p text:style-name="P3">This document covers the necessary steps for building, installing and executing tests with the DTF framework within the context of testing the Honeycomb (ST5800) product. If you haven't read the DTF Users' Guide you should read the Architecture and Deployment section to better understand the way the framework is used within a distributed setup.</text:p>
      <text:p text:style-name="P3"/>
      <text:h text:style-name="P16" text:outline-level="1">Buidling DTF</text:h>
      <text:h text:style-name="Heading_20_2" text:outline-level="2">Building the framework</text:h>
      <text:p text:style-name="P7">To start you must make sure that you have a complete workspace of honeycomb and that the honeycomb client, common and server modules are already built. If you don't ensure this the building of the DTF framework will fail in some strange manner referring to a missing jar file from one of those modules.</text:p>
      <text:p text:style-name="Standard"/>
      <text:p text:style-name="P7">Now to build the honeycomb dtf plugin all you need to do is go to the <text:span text:style-name="T1">yourworkspace/hctest/dtf </text:span>folder and run <text:span text:style-name="T1">ant build</text:span>. Running this the dtf will build itself along with any plugins found under the plugins directory and put the whole build plus documentation and testscases into the <text:span text:style-name="T1">yourworkspace/build/dtf</text:span> directory. </text:p>
      <text:p text:style-name="Standard"/>
      <text:h text:style-name="Heading_20_2" text:outline-level="2">Building documentation (special steps for now)<text:tab/></text:h>
      <text:p text:style-name="P7">For the time being building the documentation from the source is done by running the <text:span text:style-name="T1">./ant.sh doc</text:span> <text:s/>(in the <text:span text:style-name="T1">yourworkspace/hctest/dtf </text:span>directory) this is because of some issues with JavaDoc picking up the right files from the classpath in Ant. The other documentation about the framework architecture can be found in the OpenOffice documents in the doc folder of dtf and hc-dtf modules.</text:p>
      <text:p text:style-name="P3"/>
      <text:h text:style-name="P16" text:outline-level="1">Deployment</text:h>
      <text:p text:style-name="P3"/>
      <text:h text:style-name="Heading_20_2" text:outline-level="2">Simple single client deployment</text:h>
      <text:p text:style-name="P3">Deploying the DTF framework is quite simple, from the base directory of DTF you can build the framework by running the <text:span text:style-name="T1">ant build</text:span> command. Now that you have the whole framework built all you need to do is copy the <text:span text:style-name="T1">yourworkspace/build/dtf/dist</text:span> directory to the client machine you want to run the tests from. Now as a standard you should copy it to <text:span text:style-name="T1">/mnt/test/dtf</text:span> on the client machine. Remember to clean that directory up before copying your new DTF bits over.</text:p>
      <text:p text:style-name="P3"/>
      <text:h text:style-name="Heading_20_2" text:outline-level="2">Distributed testing multi-client deployment</text:h>
      <text:p text:style-name="P3">In some cases we want to do multi-client load and want the ability to control various clients with 1 single DTFX.</text:p>
      <text:p text:style-name="P3"/>
      <text:p text:style-name="P3">Lets take the following setup: </text:p>
      <text:list text:style-name="L1">
        <text:list-item>
          <text:p text:style-name="P46">2 client machines (lets call them cl1 and cl2)</text:p>
        </text:list-item>
      </text:list>
      <text:p text:style-name="P3"/>
      <text:p text:style-name="P3">Now on each of those client machines we copy from the DTF base directory the <text:span text:style-name="T1">yourworkspace/build/dtf/dist</text:span> directory over to each of the client machines and to the cheat node on the cluster. </text:p>
      <text:p text:style-name="P3"/>
      <text:p text:style-name="P3">Now in order to control those 2 client machines we need to start 1 controller (DTFC), on one of the client machines (cl1) will start the DTFC by running the <text:span text:style-name="T1">./ant.sh run_dtfc</text:span> from the <text:span text:style-name="T1">/mnt/test/dtf</text:span> directory that we placed on cl1. After executing the DTFC you should see the following output:</text:p>
      <text:p text:style-name="P4"/>
      <text:p text:style-name="P11">cl1 dtf # ./ant.sh run_dtfc</text:p>
      <text:p text:style-name="P11">Unable to locate tools.jar. Expected to find it in /usr/lib/java/lib/tools.jar</text:p>
      <text:p text:style-name="P11">Buildfile: build.xml</text:p>
      <text:p text:style-name="P11"/>
      <text:p text:style-name="P11">init:</text:p>
      <text:p text:style-name="P11"><text:s text:c="5"/>[echo] Creating log dir logs/14-03-2008.10.38.29</text:p>
      <text:p text:style-name="P11"><text:s text:c="4"/>[mkdir] Created dir: /mnt/test/dtf/logs/14-03-2008.10.38.29</text:p>
      <text:p text:style-name="P11"/>
      <text:p text:style-name="P11">run_dtfc:</text:p>
      <text:p text:style-name="P11"><text:s text:c="5"/>[java] INFO <text:s/>14/03/2008 10:38:30 DTFNode <text:s text:c="8"/>- Starting dtfc component.</text:p>
      <text:p text:style-name="P11"><text:s text:c="5"/>[java] INFO <text:s/>14/03/2008 10:38:30 HCInit <text:s text:c="9"/>- Defaulting to [lib/cur] client build.</text:p>
      <text:p text:style-name="P11"><text:s text:c="5"/>[java] INFO <text:s/>14/03/2008 10:38:30 InitPlugins <text:s text:c="4"/>- Called init for plugin [hc-dtfhook.jar].</text:p>
      <text:p text:style-name="P11"><text:s text:c="5"/>[java] INFO <text:s/>14/03/2008 10:38:30 Comm <text:s text:c="11"/>- Host address [10.7.227.1]</text:p>
      <text:p text:style-name="P11"><text:s text:c="5"/>[java] INFO <text:s/>14/03/2008 10:38:30 RPCServer <text:s text:c="6"/>- Listening at 20000</text:p>
      <text:p text:style-name="P11"><text:s text:c="5"/>[java] INFO <text:s/>14/03/2008 10:38:30 Comm <text:s text:c="11"/>- DTFC Setup.</text:p>
      <text:p text:style-name="P6"/>
      <text:p text:style-name="P9">This means the DTFC is up and running and ready to manage DTFA connections on port 20000 of the machine it was executed on. </text:p>
      <text:p text:style-name="P9"/>
      <text:p text:style-name="Standard"><text:soft-page-break/>So now we can start an agent and have it connect to this already running DTFC. This is simple, from the same directory as before you can execute the <text:span text:style-name="T1">./ant.sh run_dtfa -Ddtf.connect.addr=cl1</text:span> (Default port is 20000) now by running the previous command from cl1 and cl2 we'd hook up 2 available clients to the DTF framework. Here's the output of attaching these agents:</text:p>
      <text:p text:style-name="Standard"/>
      <text:p text:style-name="P13">cl83 dtf # ./ant.sh run_dtfa -Ddtf.connect.addr=cl83</text:p>
      <text:p text:style-name="P13">Buildfile: build.xml</text:p>
      <text:p text:style-name="P13"/>
      <text:p text:style-name="P13">init:</text:p>
      <text:p text:style-name="P13"><text:s text:c="5"/>[echo] Creating log dir logs/14-03-2008.10.43.09</text:p>
      <text:p text:style-name="P13"><text:s text:c="4"/>[mkdir] Created dir: /mnt/test/dtf/logs/14-03-2008.10.43.09</text:p>
      <text:p text:style-name="P13"/>
      <text:p text:style-name="P13">run_dtfa:</text:p>
      <text:p text:style-name="P13"><text:s text:c="5"/>[echo] Starting DTFA</text:p>
      <text:p text:style-name="P13"><text:s text:c="5"/>[echo] logging to logs/14-03-2008.10.43.09/dtfa.*.log</text:p>
      <text:p text:style-name="P5"><text:s/></text:p>
      <text:p text:style-name="P8">Now you won't see much output here because it is being redirected into the directory specified above so that you would always have a safe copy of the logs. If you want to make sure that your current agent did in fact connect to the DTFC and is availabe you can see it on the output of the DTFC with the following lines:</text:p>
      <text:p text:style-name="P8"/>
      <text:p text:style-name="P12">[java] INFO <text:s/>14/03/2008 10:43:11 NodeState <text:s text:c="6"/>- Registering NodeInfo {version=2.6.9-42.EL,hc.client.version=cur,type=dtfa,arch=i386,os=Linux,hc.client.type=java,hc.client.build=lib/cur,id=dtfa-0}</text:p>
      <text:p text:style-name="P12">[java] INFO <text:s/>14/03/2008 10:43:11 Connect <text:s text:c="8"/>- Agent dtfa-0 connected, from 10.7.227.83:20001</text:p>
      <text:p text:style-name="P8"/>
      <text:p text:style-name="P8">You can see above that the client connected and is now known as dtfa-0, you can also see what type of a client it is (<text:span text:style-name="T1">hc.client.type=java</text:span>) and that it is a Linux machine running on x86 hardware. </text:p>
      <text:p text:style-name="P8"/>
      <text:p text:style-name="P8">So for every client that you want to use you need to connect it to the DTFC and you can background all of these components so they just run on those nodes while you make use of them for testing purposes. At this point lets say you wanted to run a store performance test, there are some tests written already that do store, retrieve, query performance testing in the Running Load Tests section.</text:p>
      <text:p text:style-name="P8"/>
      <text:p text:style-name="P8"/>
      <text:p text:style-name="P8"/>
      <text:p text:style-name="P8"/>
      <text:p text:style-name="P8"/>
      <text:p text:style-name="P8"/>
      <text:p text:style-name="P8"/>
      <text:p text:style-name="P8"/>
      <text:h text:style-name="P16" text:outline-level="1">Running the Smoke Performance Test</text:h>
      <text:p text:style-name="P28"><text:tab/></text:p>
      <text:p text:style-name="P7">To run the smoke performance test you need to have a cluster that is up and running with whatever build you want to test. The CLI must be accessible, in order for the test to correctly bring the cluster down and save a snapshot of the current state. </text:p>
      <text:p text:style-name="P7"/>
      <text:p text:style-name="P7">Here's the command line (from <text:span text:style-name="T1">/mnt/test/dtf</text:span> or the location where you copied the dtf build to):</text:p>
      <text:p text:style-name="Standard"><text:tab/></text:p>
      <text:p text:style-name="P34">./ant.sh -f hcrun.xml run_smokeperf -Dhc.cluster.adminvip=XXX</text:p>
      <text:p text:style-name="Standard"><text:tab/></text:p>
      <text:p text:style-name="Standard">If you want to background this correctly, do so like this:</text:p>
      <text:p text:style-name="Standard"><text:tab/></text:p>
      <text:p text:style-name="P34">nohup <text:s/>./ant.sh -f hcrun.xml run_smokeperf -Dhc.cluster.adminvip=XXX &gt; smokeperf.log 2&gt;&amp;1 &lt; /dev/null &amp;</text:p>
      <text:p text:style-name="Standard"><text:tab/></text:p>
      <text:p text:style-name="P7">If for some reason the test fails during its execution and it does not restore your snapshot have a look at the smokeperf.log and you will see that early on in the test there is some output explaining how to restore your old data so you can continue to use that data.</text:p>
      <text:p text:style-name="P7"><text:tab/></text:p>
      <text:p text:style-name="P7">Once the test has finished executing it will print a small summary of what the results of running the smoke performance test was along with which cases have failed. </text:p>
      <text:p text:style-name="P7"/>
      <text:h text:style-name="Heading_20_2" text:outline-level="2">Running Smoke Performance without snapshotting</text:h>
      <text:p text:style-name="P7"/>
      <text:p text:style-name="P29"><text:span text:style-name="T5">NOTE:</text:span> By running without snapshotting you can shorten the runtime but if your cluster has more than just a “few” objects you may find that the test will not pass. So use at YOUR OWN RISK.</text:p>
      <text:p text:style-name="P7"/>
      <text:p text:style-name="P7">To run without the snapshotting that is usually done just set the property<text:span text:style-name="T1"> hc.snapshot.enabled</text:span> to false like by adding the command line argument: <text:span text:style-name="T1">-Dhc.snapshot.enabled=false</text:span>. This will cut the runtime down to under 120 minutes and can be used if your cluster only has a bit of data from running a few regression runs or previous smoke performance runs.</text:p>
      <text:p text:style-name="P7"/>
      <text:p text:style-name="P7">Example Usage:</text:p>
      <text:p text:style-name="P7"/>
      <text:p text:style-name="P35">./ant.sh -f hcrun.xml run_smokeperf -Dhc.cluster.adminvip=XXX -Dhc.snapshot.enabled=false</text:p>
      <text:p text:style-name="P14"/>
      <text:h text:style-name="P16" text:outline-level="1">Running Check Fragments Test</text:h>
      <text:p text:style-name="P28"><text:tab/></text:p>
      <text:p text:style-name="P7">Just as the above smoke performance test this test only needs you to specify the adminvip, so the command line is very similar except for the ant target <text:s/>being executed: <text:s text:c="3"/></text:p>
      <text:p text:style-name="Standard"/>
      <text:p text:style-name="P34">./ant.sh -f hcrun.xml run_checkfrags -Dhc.cluster.adminvip=XXX</text:p>
      <text:p text:style-name="Standard"><text:tab/></text:p>
      <text:p text:style-name="P7"><text:span text:style-name="T4">NOTE:</text:span> make sure your honeycomb JVMs are up and running and that all of the necessary disks are up and running. If you don't have disks up and running the test will not mount these for you.</text:p>
      <text:p text:style-name="Standard"><text:tab/> <text:s text:c="5"/></text:p>
      <text:p text:style-name="Standard">Sample Output (Cluster with 33 million objects, which generated 3.1GB of OID data):</text:p>
      <text:p text:style-name="Standard"/>
      <text:p text:style-name="P36">[java] INFO <text:s/>12/03/2008 11:23:59 Checkfrags <text:s text:c="5"/>- Time to gather 1931919ms.</text:p>
      <text:p text:style-name="P36">[java] INFO <text:s/>12/03/2008 11:56:19 Checkfrags <text:s text:c="5"/>- 33069716 objects.</text:p>
      <text:p text:style-name="P36">[java] INFO <text:s/>12/03/2008 11:56:19 Checkfrags <text:s text:c="5"/>- 231488012 frags.</text:p>
      <text:p text:style-name="P36">[java] INFO <text:s/>12/03/2008 11:56:19 Checkfrags <text:s text:c="5"/>- 59800 frags/s</text:p>
      <text:p text:style-name="P36">[java] INFO <text:s/>12/03/2008 11:56:19 Checkfrags <text:s text:c="5"/>- 0 duplicate fragments.</text:p>
      <text:p text:style-name="P36">[java] INFO <text:s/>12/03/2008 11:56:19 Checkfrags <text:s text:c="5"/>- 0 with less than 7 frags.</text:p>
      <text:p text:style-name="P36">[java] INFO <text:s/>12/03/2008 11:56:19 Checkfrags <text:s text:c="5"/>- 0 with less than 5 frags.</text:p>
      <text:p text:style-name="P36"/>
      <text:p text:style-name="Standard">From the logs above you can calculate that the test is able to handle about 1 Million objects every 2 minutes. All of the data from each run is saved in the <text:span text:style-name="T1">/mnt/test/dtf/checkfrags</text:span> directory and time-stamped to avoid collisions. </text:p>
      <text:p text:style-name="Standard"/>
      <text:h text:style-name="Heading_20_2" text:outline-level="2">Check Fragments Example Runs</text:h>
      <text:list text:style-name="L2">
        <text:list-item>
          <text:p text:style-name="P47">Good run with small object count:</text:p>
        </text:list-item>
      </text:list>
      <text:list text:style-name="L3">
        <text:list-header>
          <text:p text:style-name="P49">[java] INFO <text:s/>14/03/2008 13:42:56 Checkfrags <text:s text:c="5"/>- Gathering fraglist from cluster.</text:p>
        </text:list-header>
      </text:list>
      <text:p text:style-name="P36">[java] INFO <text:s/>14/03/2008 13:42:57 Checkfrags <text:s text:c="5"/>- Time to gather 1078ms.</text:p>
      <text:p text:style-name="P36">[java] INFO <text:s/>14/03/2008 13:42:58 Checkfrags <text:s text:c="5"/>- 1812 objects.</text:p>
      <text:p text:style-name="P36">[java] INFO <text:s/>14/03/2008 13:42:58 Checkfrags <text:s text:c="5"/>- 12684 frags.</text:p>
      <text:p text:style-name="P36">[java] INFO <text:s/>14/03/2008 13:42:58 Checkfrags <text:s text:c="5"/>- 12684 frags/s</text:p>
      <text:p text:style-name="P36">[java] INFO <text:s/>14/03/2008 13:42:58 Checkfrags <text:s text:c="5"/>- 0 duplicate fragments.</text:p>
      <text:p text:style-name="P36">[java] INFO <text:s/>14/03/2008 13:42:58 Checkfrags <text:s text:c="5"/>- 0 with less than 7 frags.</text:p>
      <text:p text:style-name="P36">[java] INFO <text:s/>14/03/2008 13:42:58 Checkfrags <text:s text:c="5"/>- 0 with less than 5 frags.</text:p>
      <text:p text:style-name="P36"/>
      <text:list text:style-name="L4">
        <text:list-item>
          <text:p text:style-name="P50">Run with a few fragments missing:</text:p>
        </text:list-item>
      </text:list>
      <text:p text:style-name="P36">[java] INFO <text:s/>14/03/2008 13:45:25 Checkfrags <text:s text:c="5"/>- Gathering fraglist from cluster.</text:p>
      <text:p text:style-name="P36">[java] INFO <text:s/>14/03/2008 13:45:26 Checkfrags <text:s text:c="5"/>- Time to gather 1105ms.</text:p>
      <text:p text:style-name="P36">[java] WARN <text:s/>14/03/2008 13:45:26 Checkfrags <text:s text:c="5"/>- Less than 7 frags [13a32289-f1f2-11dc-835a-00e0815b1ab1.1.1.721.2.1.0.8492] has 6</text:p>
      <text:p text:style-name="P36">[java] WARN <text:s/>14/03/2008 13:45:26 Checkfrags <text:s text:c="5"/>- Less than 7 frags [525935d9-f1f2-11dc-835a-00e0815b1ab1.1.1.6280.2.1.0.8331] has 6</text:p>
      <text:p text:style-name="P36">[java] INFO <text:s/>14/03/2008 13:45:27 Checkfrags <text:s text:c="5"/>- 1812 objects.</text:p>
      <text:p text:style-name="P36">[java] INFO <text:s/>14/03/2008 13:45:27 Checkfrags <text:s text:c="5"/>- 12682 frags.</text:p>
      <text:p text:style-name="P36">[java] INFO <text:s/>14/03/2008 13:45:27 Checkfrags <text:s text:c="5"/>- 12682 frags/s</text:p>
      <text:p text:style-name="P36">[java] INFO <text:s/>14/03/2008 13:45:27 Checkfrags <text:s text:c="5"/>- 0 duplicate fragments.</text:p>
      <text:p text:style-name="P36">[java] INFO <text:s/>14/03/2008 13:45:27 Checkfrags <text:s text:c="5"/>- 2 with less than 7 frags.</text:p>
      <text:p text:style-name="P36">[java] INFO <text:s/>14/03/2008 13:45:27 Checkfrags <text:s text:c="5"/>- 0 with less than 5 frags.</text:p>
      <text:p text:style-name="P36"/>
      <text:h text:style-name="P16" text:outline-level="1">Running Load Tests</text:h>
      <text:p text:style-name="P20"/>
      <text:p text:style-name="P21">Now performance testing can be done using some existing scripts, lets take for example the setup identified in the previous scenario with 2 clients running 2 DTFA's and 1 DTFC managing their availability. Here is how we'd go about running a store performance test:</text:p>
      <text:p text:style-name="P21"/>
      <text:p text:style-name="P21">The following would be run from the machine that the DTFC was installed on so you didn't have to specify the dtf.connect.addr property to tell the DTFX which DTFC to talk to.</text:p>
      <text:p text:style-name="P21"/>
      <text:h text:style-name="Heading_20_2" text:outline-level="2">Store load test</text:h>
      <text:p text:style-name="P21">Using the <text:span text:style-name="T1">tests/hc-dtf/store.xml </text:span>script like so:</text:p>
      <text:p text:style-name="P21"/>
      <text:p text:style-name="P23">cl70 dtf # ./ant.sh run_dtfx -Ddtf.xml.filename=tests/hc-dtf/store.xml -Dhc.cluster.datavip=dev325-data</text:p>
      <text:p text:style-name="P23">Buildfile: build.xml</text:p>
      <text:p text:style-name="P23">init:</text:p>
      <text:p text:style-name="P23"><text:s text:c="5"/>[echo] Creating log dir logs/14-03-2008.10.55.54</text:p>
      <text:p text:style-name="P23"><text:s text:c="4"/>[mkdir] Created dir: /mnt/test/dtf/logs/14-03-2008.10.55.54</text:p>
      <text:p text:style-name="P23">run_dtfx:</text:p>
      <text:p text:style-name="P23"><text:s text:c="5"/>[java] INFO <text:s/>14/03/2008 10:55:55 DTFNode <text:s text:c="8"/>- Starting dtfx component.</text:p>
      <text:p text:style-name="P23"><text:s text:c="5"/>[java] INFO <text:s/>14/03/2008 10:55:55 HCInit <text:s text:c="9"/>- Defaulting to [lib/cur] client build.</text:p>
      <text:p text:style-name="P23"><text:s text:c="5"/>[java] INFO <text:s/>14/03/2008 10:55:55 InitPlugins <text:s text:c="4"/>- Called init for plugin [hc-dtfhook.jar].</text:p>
      <text:p text:style-name="P23"><text:s text:c="5"/>[java] INFO <text:s/>14/03/2008 10:55:55 Comm <text:s text:c="11"/>- Host address [10.7.227.83]</text:p>
      <text:p text:style-name="P23"><text:s text:c="5"/>[java] INFO <text:s/>14/03/2008 10:55:55 RPCServer <text:s text:c="6"/>- Listening at 0.0.0.0/0.0.0.0:20002</text:p>
      <text:p text:style-name="P23"><text:s text:c="5"/>[java] INFO <text:s/>14/03/2008 10:55:55 Comm <text:s text:c="11"/>- DTFX Setup.</text:p>
      <text:p text:style-name="P23"><text:s text:c="5"/>[java] INFO <text:s/>14/03/2008 10:55:56 Createstorage <text:s text:c="2"/>- Creating storage: INPUT</text:p>
      <text:p text:style-name="P23"><text:s text:c="5"/>[java] INFO <text:s/>14/03/2008 10:55:56 Createstorage <text:s text:c="2"/>- Creating storage: OUTPUT</text:p>
      <text:p text:style-name="P23"><text:s text:c="5"/>[java] INFO <text:s/>14/03/2008 10:55:56 Import <text:s text:c="9"/>- Importing elements from Import {loadFuncs=true,uri=storage://INPUT/merged_metadata.xml,loadRefs=true}</text:p>
      <text:p text:style-name="P23"><text:s text:c="5"/>[java] INFO <text:s/>14/03/2008 10:55:56 Rename <text:s text:c="9"/>- Node name set to: dtfx-1</text:p>
      <text:p text:style-name="P23"><text:s text:c="5"/>[java] INFO <text:s/>14/03/2008 10:55:56 CommClient <text:s text:c="5"/>- Registering component at http://cl83:20000/xmlrpc</text:p>
      <text:p text:style-name="P23"><text:s text:c="5"/>[java] INFO <text:s/>14/03/2008 10:55:56 Lockcomponent <text:s text:c="2"/>- Component locked Lock {version=2.6.9-42.EL,hc.client.version=cur,type=dtfa,arch=i386,os=Linux,hc.client.type=java,hc.client.build=lib/cur,id=dtfa-0} as CLIENT1</text:p>
      <text:p text:style-name="P23"><text:s text:c="5"/>[java] INFO <text:s/>14/03/2008 10:55:56 Echo <text:s text:c="11"/>-</text:p>
      <text:p text:style-name="P23"><text:s text:c="5"/>[java] <text:s text:c="8"/>Storing with MD 1024 byte files</text:p>
      <text:p text:style-name="P23"><text:s text:c="5"/>[java] <text:s text:c="8"/>to dev325-data:8080</text:p>
      <text:p text:style-name="P23"><text:s text:c="5"/>[java] <text:s text:c="8"/>using 1 client(s) and 1 thread(s)</text:p>
      <text:p text:style-name="P23"><text:s text:c="5"/>[java] <text:s text:c="8"/>for 300s</text:p>
      <text:p text:style-name="P23"><text:s text:c="5"/>[java] INFO <text:s/>14/03/2008 10:55:56 Record <text:s text:c="9"/>- Starting recorder: Record {append=true,type=txt,uri=storage://OUTPUT/mdstore_perf_1024.txt,event=hc.store}</text:p>
      <text:p text:style-name="P23"/>
      <text:p text:style-name="Standard">Now the above is doing Storing with MD of objects that are 1024 bytes in length, to dev325-data and is going to do so with 1 client and 1 thread. Now the usage of MD is the default behavior, to not store metadata you have specify the following property <text:span text:style-name="T1">-Dhc.md.refid=MDEMPTY </text:span>this property basically tells the test to not store with metadata and it would result in the following output:</text:p>
      <text:p text:style-name="P22"/>
      <text:p text:style-name="P23">cl70 dtf # ./ant.sh run_dtfx -Ddtf.connect.addr=cl83 -Ddtf.xml.filename=tests/hc-dtf/store.xml <text:s text:c="3"/>-Dhc.cluster.datavip=dev325-data -Dhc.md.refid=MDEMPTY</text:p>
      <text:p text:style-name="P23"><text:soft-page-break/>Buildfile: build.xml</text:p>
      <text:p text:style-name="P23"/>
      <text:p text:style-name="P23">init:</text:p>
      <text:p text:style-name="P23"><text:s text:c="5"/>[echo] Creating log dir logs/14-03-2008.11.12.08</text:p>
      <text:p text:style-name="P23"><text:s text:c="4"/>[mkdir] Created dir: /mnt/test/dtf/logs/14-03-2008.11.12.08</text:p>
      <text:p text:style-name="P23"/>
      <text:p text:style-name="P23">run_dtfx:</text:p>
      <text:p text:style-name="P23"><text:s text:c="5"/>[java] INFO <text:s/>14/03/2008 11:12:08 DTFNode <text:s text:c="8"/>- Starting dtfx component.</text:p>
      <text:p text:style-name="P23"><text:s text:c="5"/>[java] INFO <text:s/>14/03/2008 11:12:08 HCInit <text:s text:c="9"/>- Defaulting to [lib/cur] client build.</text:p>
      <text:p text:style-name="P23"><text:s text:c="5"/>[java] INFO <text:s/>14/03/2008 11:12:08 InitPlugins <text:s text:c="4"/>- Called init for plugin [hc-dtfhook.jar].</text:p>
      <text:p text:style-name="P23"><text:s text:c="5"/>[java] INFO <text:s/>14/03/2008 11:12:09 Comm <text:s text:c="11"/>- Host address [10.7.227.83]</text:p>
      <text:p text:style-name="P23"><text:s text:c="5"/>[java] INFO <text:s/>14/03/2008 11:12:09 RPCServer <text:s text:c="6"/>- Listening at 0.0.0.0/0.0.0.0:20002</text:p>
      <text:p text:style-name="P23"><text:s text:c="5"/>[java] INFO <text:s/>14/03/2008 11:12:09 Comm <text:s text:c="11"/>- DTFX Setup.</text:p>
      <text:p text:style-name="P23"><text:s text:c="5"/>[java] INFO <text:s/>14/03/2008 11:12:10 Createstorage <text:s text:c="2"/>- Creating storage: INPUT</text:p>
      <text:p text:style-name="P23"><text:s text:c="5"/>[java] INFO <text:s/>14/03/2008 11:12:10 Createstorage <text:s text:c="2"/>- Creating storage: OUTPUT</text:p>
      <text:p text:style-name="P23"><text:s text:c="5"/>[java] INFO <text:s/>14/03/2008 11:12:10 Import <text:s text:c="9"/>- Importing elements from Import {loadFuncs=true,uri=storage://INPUT/merged_metadata.xml,loadRefs=true}</text:p>
      <text:p text:style-name="P23"><text:s text:c="5"/>[java] INFO <text:s/>14/03/2008 11:12:10 Rename <text:s text:c="9"/>- Node name set to: dtfx-5</text:p>
      <text:p text:style-name="P23"><text:s text:c="5"/>[java] INFO <text:s/>14/03/2008 11:12:10 CommClient <text:s text:c="5"/>- Registering component at http://cl83:20000/xmlrpc</text:p>
      <text:p text:style-name="P23"><text:s text:c="5"/>[java] INFO <text:s/>14/03/2008 11:12:10 Lockcomponent <text:s text:c="2"/>- Component locked Lock {version=2.6.9-42.EL,hc.client.version=cur,type=dtfa,arch=i386,os=Linux,hc.client.type=java,hc.client.build=lib/cur,id=dtfa-0} as CLIENT1</text:p>
      <text:p text:style-name="P23"><text:s text:c="5"/>[java] INFO <text:s/>14/03/2008 11:12:10 Echo <text:s text:c="11"/>-</text:p>
      <text:p text:style-name="P23"><text:s text:c="5"/>[java] <text:s text:c="8"/>Storing without MD 1024 byte files</text:p>
      <text:p text:style-name="P23"><text:s text:c="5"/>[java] <text:s text:c="8"/>to dev325-data:8080</text:p>
      <text:p text:style-name="P23"><text:s text:c="5"/>[java] <text:s text:c="8"/>using 1 client(s) and 1 thread(s)</text:p>
      <text:p text:style-name="P23"><text:s text:c="5"/>[java] <text:s text:c="8"/>for 300s</text:p>
      <text:p text:style-name="P21"/>
      <text:p text:style-name="P21">Other properties that control the store performance test:</text:p>
      <text:p text:style-name="P21"/>
      <table:table table:name="Table1" table:style-name="Table1">
        <table:table-column table:style-name="Table1.A"/>
        <table:table-column table:style-name="Table1.B"/>
        <table:table-row>
          <table:table-cell table:style-name="Table1.A1" office:value-type="string">
            <text:p text:style-name="P26">Property name</text:p>
          </table:table-cell>
          <table:table-cell table:style-name="Table1.B1" office:value-type="string">
            <text:p text:style-name="P26">Description</text:p>
          </table:table-cell>
        </table:table-row>
        <table:table-row>
          <table:table-cell table:style-name="Table1.A2" office:value-type="string">
            <text:p text:style-name="P25">hc.md.refid</text:p>
          </table:table-cell>
          <table:table-cell table:style-name="Table1.B2" office:value-type="string">
            <text:p text:style-name="P25">Used to tell the test if it will use an metadata reference or not, default is set to reference a valid metadata node. To make the stores not contain any metadata set this property to MDEMPTY</text:p>
          </table:table-cell>
        </table:table-row>
        <table:table-row>
          <table:table-cell table:style-name="Table1.A2" office:value-type="string">
            <text:p text:style-name="P25">hc.metadata.filename</text:p>
          </table:table-cell>
          <table:table-cell table:style-name="Table1.B2" office:value-type="string">
            <text:p text:style-name="Standard">The metadata reference file to use during the performance test. This file would identify the fields to populate and how to populate them, currently there are a few sample ones that can be found at <text:span text:style-name="T1">tests/hc-dtf/input </text:span>with the extension xml. Such as merged_metadata.xml, mp3metadata.xml which are to be used when using the appropriate merged metadata schema and mp3 schema on the cluster.</text:p>
          </table:table-cell>
        </table:table-row>
        <table:table-row>
          <table:table-cell table:style-name="Table1.A2" office:value-type="string">
            <text:p text:style-name="P25">hc.perf.clients</text:p>
          </table:table-cell>
          <table:table-cell table:style-name="Table1.B2" office:value-type="string">
            <text:p text:style-name="P25">Specify the number of clients to lock and use in parallel during the test. If you try to specify more clients that the ones you have connected to your controller you'll get an exception like so (after 60s which is a default timeout for locking your component):</text:p>
            <text:p text:style-name="P13"/>
            <text:p text:style-name="P13">[java] INFO <text:s/>14/03/2008 11:25:16 Lockcomponent <text:s text:c="2"/>- Component locked Lock {version=2.6.9-42.EL,hc.client.version=cur,type=dtfa,arch=i386,os=Linux,hc.client.type=java,hc.client.build=lib/cur,id=dtfa-0} as CLIENT1</text:p>
            <text:p text:style-name="P13">[java] ERROR 14/03/2008 11:26:17 ScriptUtil <text:s text:c="5"/>- Error running script.</text:p>
            <text:p text:style-name="P13">... (huge stacktrace here) ....</text:p>
            <text:p text:style-name="P13">[java] Caused by: com.sun.dtf.exception.LockException: No agent found to match: NodeInfo {hc.client.type=java} at line: 1 column: 401 of script: null</text:p>
            <text:p text:style-name="P13"><text:soft-page-break/></text:p>
            <text:p text:style-name="Standard">The important part of the previous stack trace is the “No agent found to match: ...” because that is where the framework is telling you it couldn't satisfy your client locking needs.</text:p>
          </table:table-cell>
        </table:table-row>
        <table:table-row>
          <table:table-cell table:style-name="Table1.A2" office:value-type="string">
            <text:p text:style-name="P25">hc.perf.threads</text:p>
          </table:table-cell>
          <table:table-cell table:style-name="Table1.B2" office:value-type="string">
            <text:p text:style-name="P25">Specify the number of threads to use per client.</text:p>
          </table:table-cell>
        </table:table-row>
        <table:table-row>
          <table:table-cell table:style-name="Table1.A2" office:value-type="string">
            <text:p text:style-name="P25">hc.perf.duration</text:p>
          </table:table-cell>
          <table:table-cell table:style-name="Table1.B2" office:value-type="string">
            <text:p text:style-name="P25">Specify the duration of the run, <text:s/>this is a number has the following syntax:</text:p>
            <text:p text:style-name="P25"/>
            <table:table table:name="Table2" table:style-name="Table2">
              <table:table-column table:style-name="Table2.A"/>
              <table:table-column table:style-name="Table2.B"/>
              <table:table-row>
                <table:table-cell table:style-name="Table2.A1" office:value-type="string">
                  <text:p text:style-name="Table_20_Contents">100</text:p>
                </table:table-cell>
                <table:table-cell table:style-name="Table2.B1" office:value-type="string">
                  <text:p text:style-name="Table_20_Contents">100 milliseconds </text:p>
                </table:table-cell>
              </table:table-row>
              <table:table-row>
                <table:table-cell table:style-name="Table2.A1" office:value-type="string">
                  <text:p text:style-name="Table_20_Contents">100ms</text:p>
                </table:table-cell>
                <table:table-cell table:style-name="Table2.B1" office:value-type="string">
                  <text:p text:style-name="Table_20_Contents">100 milliseconds </text:p>
                </table:table-cell>
              </table:table-row>
              <table:table-row>
                <table:table-cell table:style-name="Table2.A1" office:value-type="string">
                  <text:p text:style-name="Table_20_Contents">100s</text:p>
                </table:table-cell>
                <table:table-cell table:style-name="Table2.B1" office:value-type="string">
                  <text:p text:style-name="Table_20_Contents">100 seconds</text:p>
                </table:table-cell>
              </table:table-row>
              <table:table-row>
                <table:table-cell table:style-name="Table2.A1" office:value-type="string">
                  <text:p text:style-name="Table_20_Contents">1m</text:p>
                </table:table-cell>
                <table:table-cell table:style-name="Table2.B1" office:value-type="string">
                  <text:p text:style-name="Table_20_Contents">1 minute</text:p>
                </table:table-cell>
              </table:table-row>
              <table:table-row>
                <table:table-cell table:style-name="Table2.A5" office:value-type="string">
                  <text:p text:style-name="Table_20_Contents">1h </text:p>
                </table:table-cell>
                <table:table-cell table:style-name="Table2.B5" office:value-type="string">
                  <text:p text:style-name="Table_20_Contents">1 hour</text:p>
                </table:table-cell>
              </table:table-row>
            </table:table>
            <text:p text:style-name="P25"/>
          </table:table-cell>
        </table:table-row>
        <table:table-row>
          <table:table-cell table:style-name="Table1.A2" office:value-type="string">
            <text:p text:style-name="P25">hc.filesize</text:p>
          </table:table-cell>
          <table:table-cell table:style-name="Table1.B2" office:value-type="string">
            <text:p text:style-name="P25">The size of the file to store in bytes.</text:p>
          </table:table-cell>
        </table:table-row>
      </table:table>
      <text:p text:style-name="P21"/>
      <text:p text:style-name="P21"/>
      <text:h text:style-name="Heading_20_2" text:outline-level="2"/>
      <text:h text:style-name="P18" text:outline-level="2">Retrieve load test</text:h>
      <text:p text:style-name="P21">Using the <text:span text:style-name="T1">tests/hc-dtf/retrieve.xml </text:span>script like so:</text:p>
      <text:p text:style-name="P13">cl70 dtf # ./ant.sh run_dtfx -Ddtf.connect.addr=cl83 -Ddtf.xml.filename=tests/hc-dtf/retrieve.xml <text:span text:style-name="T2">-Dhc.cluster.datavip=dev325-data</text:span></text:p>
      <text:p text:style-name="P13">Buildfile: build.xml</text:p>
      <text:p text:style-name="P13"/>
      <text:p text:style-name="P13">init:</text:p>
      <text:p text:style-name="P13"><text:s text:c="5"/>[echo] Creating log dir logs/04-04-2008.11.26.02</text:p>
      <text:p text:style-name="P13"><text:s text:c="4"/>[mkdir] Created dir: /mnt/test/dtf/logs/04-04-2008.11.26.02</text:p>
      <text:p text:style-name="P13"/>
      <text:p text:style-name="P13">run_dtfx:</text:p>
      <text:p text:style-name="P13"><text:s text:c="5"/>[java] INFO <text:s/>04/04/2008 11:26:03 DTFNode <text:s text:c="8"/>- Starting dtfx component.</text:p>
      <text:p text:style-name="P13"><text:s text:c="5"/>[java] INFO <text:s/>04/04/2008 11:26:03 HCInit <text:s text:c="9"/>- Defaulting to [lib/cur] client build.</text:p>
      <text:p text:style-name="P13"><text:s text:c="5"/>[java] INFO <text:s/>04/04/2008 11:26:03 InitPlugins <text:s text:c="4"/>- Called init for plugin [hc-dtfhook.jar].</text:p>
      <text:p text:style-name="P13"><text:s text:c="5"/>[java] INFO <text:s/>04/04/2008 11:26:03 Comm <text:s text:c="11"/>- Host address [10.7.227.70]</text:p>
      <text:p text:style-name="P13"><text:s text:c="5"/>[java] INFO <text:s/>04/04/2008 11:26:03 RPCServer <text:s text:c="6"/>- Listening at 0.0.0.0/0.0.0.0:20002</text:p>
      <text:p text:style-name="P13"><text:s text:c="5"/>[java] INFO <text:s/>04/04/2008 11:26:03 Comm <text:s text:c="11"/>- DTFX Setup.</text:p>
      <text:p text:style-name="P13"><text:s text:c="5"/>[java] INFO <text:s/>04/04/2008 11:26:05 Createstorage <text:s text:c="2"/>- Creating storage: INPUT</text:p>
      <text:p text:style-name="P13"><text:s text:c="5"/>[java] INFO <text:s/>04/04/2008 11:26:05 Createstorage <text:s text:c="2"/>- Creating storage: OUTPUT</text:p>
      <text:p text:style-name="P13"><text:s text:c="5"/>[java] INFO <text:s/>04/04/2008 11:26:05 Rename <text:s text:c="9"/>- Node name set to: dtfx-1</text:p>
      <text:p text:style-name="P13"><text:s text:c="5"/>[java] INFO <text:s/>04/04/2008 11:26:05 CommClient <text:s text:c="5"/>- Registering component at http://cl70:20000/xmlrpc</text:p>
      <text:p text:style-name="P13"><text:s text:c="5"/>[java] INFO <text:s/>04/04/2008 11:26:05 Lockcomponent <text:s text:c="2"/>- Component locked Lock {version=2.6.9-42.EL,hc.client.version=cur,type=dtfa,arch=i386,os=Linux,hc.client.type=java,hc.client.build=lib/cur,id=dtfa-0} as CLIENT1</text:p>
      <text:p text:style-name="P13"><text:s text:c="5"/>[java] INFO <text:s/>04/04/2008 11:26:05 Query <text:s text:c="10"/>- Starting query: Query {type=database,uri=storage://OUTPUT/object.db,event=hc.object,cursor=object}</text:p>
      <text:p text:style-name="P13"><text:s text:c="5"/>[java] INFO <text:s/>04/04/2008 11:26:07 Echo <text:s text:c="11"/>-</text:p>
      <text:p text:style-name="P13"><text:s text:c="5"/>[java] <text:s text:c="8"/>Retrieving 1024 byte(s) objects</text:p>
      <text:p text:style-name="P13"><text:s text:c="5"/>[java] <text:s text:c="8"/>from localhost:8080</text:p>
      <text:p text:style-name="P13"><text:s text:c="5"/>[java] <text:s text:c="8"/>using 1 client(s) and 1 thread(s)</text:p>
      <text:p text:style-name="P13"><text:s text:c="5"/>[java] <text:s text:c="8"/>for 300s</text:p>
      <text:p text:style-name="P13"/>
      <text:p text:style-name="P24">The above will do retrieves using the data previously stored from running a store test, and if there is none available it will almost instantly stating that there was no data to be retrieved. The properties that can be set are similar to that of the store load test and also includes the following:</text:p>
      <text:p text:style-name="P24"/>
      <table:table table:name="Table3" table:style-name="Table3">
        <table:table-column table:style-name="Table3.A"/>
        <table:table-column table:style-name="Table3.B"/>
        <table:table-row>
          <table:table-cell table:style-name="Table3.A1" office:value-type="string">
            <text:p text:style-name="P26">Property name</text:p>
          </table:table-cell>
          <table:table-cell table:style-name="Table3.B1" office:value-type="string">
            <text:p text:style-name="P26">Description</text:p>
          </table:table-cell>
        </table:table-row>
        <table:table-row>
          <table:table-cell table:style-name="Table3.A2" office:value-type="string">
            <text:p text:style-name="P25">hc.data.verify</text:p>
          </table:table-cell>
          <table:table-cell table:style-name="Table3.B2" office:value-type="string">
            <text:p text:style-name="P25">Can be true or false and specifies if the test should validate the data being retrieved based on the information that was saved about this object during the previous store test. The way we do this is that we generate all data random or deadbeef based on a random seed that we keep to know how to regenerate the same data.</text:p>
          </table:table-cell>
        </table:table-row>
      </table:table>
      <text:h text:style-name="P18" text:outline-level="2">Retrieve metadata load test</text:h>
      <text:p text:style-name="P27">Using the <text:span text:style-name="T1">tests/hc-dtf/retrievemd.xml </text:span>script like so:</text:p>
      <text:p text:style-name="P27"/>
      <text:p text:style-name="P13">cl70 dtf # ./ant.sh run_dtfx -Ddtf.connect.addr=cl83 -Ddtf.xml.filename=tests/hc-dtf/retrievemd.xml <text:span text:style-name="T2">-Dhc.cluster.datavip=dev325-data</text:span></text:p>
      <text:p text:style-name="P13">Buildfile: build.xml</text:p>
      <text:p text:style-name="P13"/>
      <text:p text:style-name="P13">init:</text:p>
      <text:p text:style-name="P13"><text:s text:c="5"/>[echo] Creating log dir logs/04-04-2008.12.39.21</text:p>
      <text:p text:style-name="P13"><text:s text:c="4"/>[mkdir] Created dir: /mnt/test/dtf/logs/04-04-2008.12.39.21</text:p>
      <text:p text:style-name="P13"/>
      <text:p text:style-name="P13">run_dtfx:</text:p>
      <text:p text:style-name="P13"><text:s text:c="5"/>[java] INFO <text:s/>04/04/2008 12:39:21 DTFNode <text:s text:c="8"/>- Starting dtfx component.</text:p>
      <text:p text:style-name="P13"><text:s text:c="5"/>[java] INFO <text:s/>04/04/2008 12:39:21 HCInit <text:s text:c="9"/>- Defaulting to [lib/cur] client build.</text:p>
      <text:p text:style-name="P13"><text:s text:c="5"/>[java] INFO <text:s/>04/04/2008 12:39:21 InitPlugins <text:s text:c="4"/>- Called init for plugin [hc-dtfhook.jar].</text:p>
      <text:p text:style-name="P13"><text:s text:c="5"/>[java] INFO <text:s/>04/04/2008 12:39:21 Comm <text:s text:c="11"/>- Host address [10.7.227.70]</text:p>
      <text:p text:style-name="P13"><text:s text:c="5"/>[java] INFO <text:s/>04/04/2008 12:39:22 RPCServer <text:s text:c="6"/>- Listening at 0.0.0.0/0.0.0.0:20002</text:p>
      <text:p text:style-name="P13"><text:s text:c="5"/>[java] INFO <text:s/>04/04/2008 12:39:22 Comm <text:s text:c="11"/>- DTFX Setup.</text:p>
      <text:p text:style-name="P13"><text:s text:c="5"/>[java] INFO <text:s/>04/04/2008 12:39:23 Createstorage <text:s text:c="2"/>- Creating storage: INPUT</text:p>
      <text:p text:style-name="P13"><text:s text:c="5"/>[java] INFO <text:s/>04/04/2008 12:39:23 Createstorage <text:s text:c="2"/>- Creating storage: OUTPUT</text:p>
      <text:p text:style-name="P13"><text:s text:c="5"/>[java] INFO <text:s/>04/04/2008 12:39:23 Import <text:s text:c="9"/>- Importing elements from Import {loadFuncs=true,uri=storage://INPUT/merged_metadata.xml,loadRefs=true}</text:p>
      <text:p text:style-name="P13"><text:s text:c="5"/>[java] INFO <text:s/>04/04/2008 12:39:23 Rename <text:s text:c="9"/>- Node name set to: dtfx-2</text:p>
      <text:p text:style-name="P13"><text:s text:c="5"/>[java] INFO <text:s/>04/04/2008 12:39:23 CommClient <text:s text:c="5"/>- Registering component at http://cl70:20000/xmlrpc</text:p>
      <text:p text:style-name="P13"><text:s text:c="5"/>[java] INFO <text:s/>04/04/2008 12:39:23 Lockcomponent <text:s text:c="2"/>- Component locked Lock {version=2.6.9-42.EL,hc.client.version=cur,type=dtfa,arch=i386,os=Linux,hc.client.type=java,hc.client.build=lib/cur,id=dtfa-0} as CLIENT1</text:p>
      <text:p text:style-name="P13"><text:s text:c="5"/>[java] INFO <text:s/>04/04/2008 12:39:23 Query <text:s text:c="10"/>- Starting query: Query {type=database,uri=storage://OUTPUT/object.db,event=hc.object,cursor=object}</text:p>
      <text:p text:style-name="P13"><text:s text:c="5"/>[java] INFO <text:s/>04/04/2008 12:39:25 Echo <text:s text:c="11"/>-</text:p>
      <text:p text:style-name="P13"><text:s text:c="5"/>[java] <text:s text:c="8"/>Retrieving MD objects</text:p>
      <text:p text:style-name="P13"><text:s text:c="5"/>[java] <text:s text:c="8"/>from localhost:8080</text:p>
      <text:p text:style-name="P13"><text:s text:c="5"/>[java] <text:s text:c="8"/>using 1 client(s) and 1 thread(s)</text:p>
      <text:p text:style-name="P13"><text:s text:c="5"/>[java] <text:s text:c="8"/>for 300s</text:p>
      <text:p text:style-name="P13"/>
      <text:p text:style-name="Standard">The above will retrieve the metadata record for elements that have been previously stored to the honeycomb cluster using the same framework. There are no additional properties that can be specified that haven't been identified already for the store and retrieve load tests. The only difference is that the hc.data.verify will in fact verify that the metadata records match up to what we had stored previously.</text:p>
      <text:p text:style-name="Standard"/>
      <text:p text:style-name="Standard"/>
      <text:h text:style-name="P18" text:outline-level="2">Add metadata load test</text:h>
      <text:p text:style-name="P27">Using the <text:span text:style-name="T1">tests/hc-dtf/addmd.xml </text:span>script like so:</text:p>
      <text:p text:style-name="P27"/>
      <text:p text:style-name="P13">cl70 dtf # ./ant.sh run_dtfx -Ddtf.connect.addr=cl70 -Ddtf.xml.filename=tests/hc-dtf/addmd.xml <text:span text:style-name="T2">-Dhc.cluster.datavip=dev325-data</text:span></text:p>
      <text:p text:style-name="P13">Buildfile: build.xml</text:p>
      <text:p text:style-name="P13"/>
      <text:p text:style-name="P13">init:</text:p>
      <text:p text:style-name="P13"><text:s text:c="5"/>[echo] Creating log dir logs/04-04-2008.12.43.12</text:p>
      <text:p text:style-name="P13"><text:s text:c="4"/>[mkdir] Created dir: /mnt/test/dtf/logs/04-04-2008.12.43.12</text:p>
      <text:p text:style-name="P13"/>
      <text:p text:style-name="P13">run_dtfx:</text:p>
      <text:p text:style-name="P13"><text:s text:c="5"/>[java] INFO <text:s/>04/04/2008 12:43:13 DTFNode <text:s text:c="8"/>- Starting dtfx component.</text:p>
      <text:p text:style-name="P13"><text:s text:c="5"/>[java] INFO <text:s/>04/04/2008 12:43:13 HCInit <text:s text:c="9"/>- Defaulting to [lib/cur] client build.</text:p>
      <text:p text:style-name="P13"><text:s text:c="5"/>[java] INFO <text:s/>04/04/2008 12:43:13 InitPlugins <text:s text:c="4"/>- Called init for plugin [hc-dtfhook.jar].</text:p>
      <text:p text:style-name="P13"><text:s text:c="5"/>[java] INFO <text:s/>04/04/2008 12:43:13 Comm <text:s text:c="11"/>- Host address [10.7.227.70]</text:p>
      <text:p text:style-name="P13"><text:s text:c="5"/>[java] INFO <text:s/>04/04/2008 12:43:13 RPCServer <text:s text:c="6"/>- Listening at 0.0.0.0/0.0.0.0:20002</text:p>
      <text:p text:style-name="P13"><text:s text:c="5"/>[java] INFO <text:s/>04/04/2008 12:43:13 Comm <text:s text:c="11"/>- DTFX Setup.</text:p>
      <text:p text:style-name="P13"><text:s text:c="5"/>[java] INFO <text:s/>04/04/2008 12:43:14 Createstorage <text:s text:c="2"/>- Creating storage: INPUT</text:p>
      <text:p text:style-name="P13"><text:s text:c="5"/>[java] INFO <text:s/>04/04/2008 12:43:14 Createstorage <text:s text:c="2"/>- Creating storage: OUTPUT</text:p>
      <text:p text:style-name="P13"><text:s text:c="5"/>[java] INFO <text:s/>04/04/2008 12:43:14 Import <text:s text:c="9"/>- Importing elements from Import {loadFuncs=true,uri=storage://INPUT/merged_metadata.xml,loadRefs=true}</text:p>
      <text:p text:style-name="P13"><text:s text:c="5"/>[java] INFO <text:s/>04/04/2008 12:43:15 Rename <text:s text:c="9"/>- Node name set to: dtfx-3</text:p>
      <text:p text:style-name="P13"><text:s text:c="5"/>[java] INFO <text:s/>04/04/2008 12:43:15 CommClient <text:s text:c="5"/>- Registering component at http://cl70:20000/xmlrpc</text:p>
      <text:p text:style-name="P13"><text:s text:c="5"/>[java] INFO <text:s/>04/04/2008 12:43:15 Lockcomponent <text:s text:c="2"/>- Component locked Lock {version=2.6.9-42.EL,hc.client.version=cur,type=dtfa,arch=i386,os=Linux,hc.client.type=java,hc.client.build=lib/cur,id=dtfa-0} as CLIENT1</text:p>
      <text:p text:style-name="P13"><text:s text:c="5"/>[java] INFO <text:s/>04/04/2008 12:43:15 Query <text:s text:c="10"/>- Starting query: Query {type=database,uri=storage://OUTPUT/object.db,event=hc.object,cursor=object}</text:p>
      <text:p text:style-name="P13"><text:s text:c="5"/>[java] INFO <text:s/>04/04/2008 12:43:17 Echo <text:s text:c="11"/>-</text:p>
      <text:p text:style-name="P13"><text:s text:c="5"/>[java] <text:s text:c="8"/>Adding MD to 1024 byte objects</text:p>
      <text:p text:style-name="P13"><text:s text:c="5"/>[java] <text:s text:c="8"/>to localhost:8080</text:p>
      <text:p text:style-name="P13"><text:s text:c="5"/>[java] <text:s text:c="8"/>using 1 client(s) and 1 thread(s)</text:p>
      <text:p text:style-name="P13"><text:s text:c="5"/>[java] <text:s text:c="8"/>for 300s</text:p>
      <text:p text:style-name="Standard"/>
      <text:p text:style-name="Standard">The above will add metadata to existing data on the object, and has all of the properties of the store load test. The property that controls the more interesting aspect of this test is the hc.metadata.filename (already identified in the Store load test section) that allows you to change what type of metadata you are storing. The actual internals of how to control the generation of those metadata fields will be explained in the Metadata Generation section of this document.</text:p>
      <text:h text:style-name="P18" text:outline-level="2">Delete load test</text:h>
      <text:p text:style-name="P27">Using the <text:span text:style-name="T1">tests/hc-dtf/delete.xml </text:span>script like so:</text:p>
      <text:p text:style-name="P27"/>
      <text:p text:style-name="P13">cl70 dtf # ./ant.sh run_dtfx -Ddtf.connect.addr=cl70 -Ddtf.xml.filename=tests/hc-dtf/delete.xml -Dhc.cluster.datavip=dev325-data</text:p>
      <text:p text:style-name="P13">Buildfile: build.xml</text:p>
      <text:p text:style-name="P13"/>
      <text:p text:style-name="P13">init:</text:p>
      <text:p text:style-name="P13"><text:s text:c="5"/>[echo] Creating log dir logs/09-04-2008.09.25.27</text:p>
      <text:p text:style-name="P13"><text:s text:c="4"/>[mkdir] Created dir: /mnt/test/dtf/logs/09-04-2008.09.25.27</text:p>
      <text:p text:style-name="P13"/>
      <text:p text:style-name="P13">run_dtfx:</text:p>
      <text:p text:style-name="P13"><text:s text:c="5"/>[java] INFO <text:s/>09/04/2008 09:25:28 DTFNode <text:s text:c="8"/>- Starting dtfx component.</text:p>
      <text:p text:style-name="P13"><text:s text:c="5"/>[java] INFO <text:s/>09/04/2008 09:25:28 HCInit <text:s text:c="9"/>- Defaulting to [lib/cur] client build.</text:p>
      <text:p text:style-name="P13"><text:s text:c="5"/>[java] INFO <text:s/>09/04/2008 09:25:28 InitPlugins <text:s text:c="4"/>- Called init for plugin [hc-dtfhook.jar].</text:p>
      <text:p text:style-name="P13"><text:s text:c="5"/>[java] INFO <text:s/>09/04/2008 09:25:28 Comm <text:s text:c="11"/>- Host address [10.7.227.70]</text:p>
      <text:p text:style-name="P13"><text:s text:c="5"/>[java] INFO <text:s/>09/04/2008 09:25:28 RPCServer <text:s text:c="6"/>- Listening at 0.0.0.0/0.0.0.0:20004</text:p>
      <text:p text:style-name="P13"><text:s text:c="5"/>[java] INFO <text:s/>09/04/2008 09:25:28 Comm <text:s text:c="11"/>- DTFX Setup.</text:p>
      <text:p text:style-name="P13"><text:s text:c="5"/>[java] INFO <text:s/>09/04/2008 09:25:29 Createstorage <text:s text:c="2"/>- Creating storage: INPUT</text:p>
      <text:p text:style-name="P13"><text:s text:c="5"/>[java] INFO <text:s/>09/04/2008 09:25:29 Createstorage <text:s text:c="2"/>- Creating storage: OUTPUT</text:p>
      <text:p text:style-name="P13"><text:s text:c="5"/>[java] INFO <text:s/>09/04/2008 09:25:29 Rename <text:s text:c="9"/>- Node name set to: dtfx-3</text:p>
      <text:p text:style-name="P13"><text:s text:c="5"/>[java] INFO <text:s/>09/04/2008 09:25:29 CommClient <text:s text:c="5"/>- Registering component at http://cl70:20000/xmlrpc</text:p>
      <text:p text:style-name="P13"><text:s text:c="5"/>[java] INFO <text:s/>09/04/2008 09:25:29 Lockcomponent <text:s text:c="2"/>- Component locked Lock {version=2.6.9-42.EL,hc.client.version=cur,type=dtfa,arch=i386,os=Linux,hc.client.type=java,hc.client.build=lib/cur,id=dtfa-0} as CLIENT1</text:p>
      <text:p text:style-name="P13"><text:s text:c="5"/>[java] INFO <text:s/>09/04/2008 09:25:29 Query <text:s text:c="10"/>- Starting query: Query {type=database,uri=storage://OUTPUT/object.db,event=hc.object,cursor=object}</text:p>
      <text:p text:style-name="P13"><text:s text:c="5"/>[java] INFO <text:s/>09/04/2008 09:25:33 Echo <text:s text:c="11"/>-</text:p>
      <text:p text:style-name="P13"><text:s text:c="5"/>[java] <text:s text:c="8"/>Delete md 1024 byte(s) objects</text:p>
      <text:p text:style-name="P13"><text:s text:c="5"/>[java] <text:s text:c="8"/>to dev325-data:8080</text:p>
      <text:p text:style-name="P13"><text:s text:c="5"/>[java] <text:s text:c="8"/>using 1 client(s) and 1 thread(s)</text:p>
      <text:p text:style-name="P13"><text:s text:c="5"/>[java] <text:s text:c="8"/>for 300s</text:p>
      <text:p text:style-name="P13"/>
      <text:p text:style-name="P13"/>
      <text:p text:style-name="Standard">The delete load test just like all the previous test has the same command line with the exception of the name of the test. The only requirement for this tests in relation to the store tests is that there are objects on the system to be deleted that have been stored with this framework.</text:p>
      <text:p text:style-name="Standard"/>
      <text:p text:style-name="Standard"/>
      <table:table table:name="Table4" table:style-name="Table4">
        <table:table-column table:style-name="Table4.A"/>
        <table:table-column table:style-name="Table4.B"/>
        <table:table-row>
          <table:table-cell table:style-name="Table4.A1" office:value-type="string">
            <text:p text:style-name="P26">Property name</text:p>
          </table:table-cell>
          <table:table-cell table:style-name="Table4.B1" office:value-type="string">
            <text:p text:style-name="P26">Description</text:p>
          </table:table-cell>
        </table:table-row>
        <table:table-row table:style-name="Table4.2">
          <table:table-cell table:style-name="Table4.A2" office:value-type="string">
            <text:p text:style-name="P25">hc.storewithmd</text:p>
          </table:table-cell>
          <table:table-cell table:style-name="Table4.B2" office:value-type="string">
            <text:p text:style-name="P25">This property identifies the type of object we're about to delete. If this property is set to true then it will only act upon objects that were stored with metadata and if it is false then it would only delete objects that were stored as raw data without any metadata associated. The reason for this is because during performance tests we care to compare the performance of deleting these two types of objects.</text:p>
          </table:table-cell>
        </table:table-row>
      </table:table>
      <text:h text:style-name="P18" text:outline-level="2">Query load test</text:h>
      <text:p text:style-name="P27">Using the <text:span text:style-name="T1">tests/hc-dtf/hcquery.xml </text:span>script like so:</text:p>
      <text:p text:style-name="P27"/>
      <text:p text:style-name="P13">cl70 dtf # ./ant.sh run_dtfx -Ddtf.connect.addr=cl70 -Ddtf.xml.filename=tests/hc-dtf/hcquery.xml -Dhc.cluster.datavip=dev325-data</text:p>
      <text:p text:style-name="P13">Buildfile: build.xml</text:p>
      <text:p text:style-name="P13"/>
      <text:p text:style-name="P13">init:</text:p>
      <text:p text:style-name="P13"><text:s text:c="5"/>[echo] Creating log dir logs/09-04-2008.09.33.20</text:p>
      <text:p text:style-name="P13"><text:s text:c="4"/>[mkdir] Created dir: /mnt/test/dtf/logs/09-04-2008.09.33.20</text:p>
      <text:p text:style-name="P13"/>
      <text:p text:style-name="P13">run_dtfx:</text:p>
      <text:p text:style-name="P13"><text:s text:c="5"/>[java] INFO <text:s/>09/04/2008 09:33:21 DTFNode <text:s text:c="8"/>- Starting dtfx component.</text:p>
      <text:p text:style-name="P13"><text:s text:c="5"/>[java] INFO <text:s/>09/04/2008 09:33:21 HCInit <text:s text:c="9"/>- Defaulting to [lib/cur] client build.</text:p>
      <text:p text:style-name="P13"><text:s text:c="5"/>[java] INFO <text:s/>09/04/2008 09:33:21 InitPlugins <text:s text:c="4"/>- Called init for plugin [hc-dtfhook.jar].</text:p>
      <text:p text:style-name="P13"><text:s text:c="5"/>[java] INFO <text:s/>09/04/2008 09:33:21 Comm <text:s text:c="11"/>- Host address [10.7.227.70]</text:p>
      <text:p text:style-name="P13"><text:s text:c="5"/>[java] INFO <text:s/>09/04/2008 09:33:21 RPCServer <text:s text:c="6"/>- Listening at 0.0.0.0/0.0.0.0:20004</text:p>
      <text:p text:style-name="P13"><text:s text:c="5"/>[java] INFO <text:s/>09/04/2008 09:33:21 Comm <text:s text:c="11"/>- DTFX Setup.</text:p>
      <text:p text:style-name="P13"><text:s text:c="5"/>[java] INFO <text:s/>09/04/2008 09:33:22 Createstorage <text:s text:c="2"/>- Creating storage: INPUT</text:p>
      <text:p text:style-name="P13"><text:s text:c="5"/>[java] INFO <text:s/>09/04/2008 09:33:22 Createstorage <text:s text:c="2"/>- Creating storage: OUTPUT</text:p>
      <text:p text:style-name="P13"><text:s text:c="5"/>[java] INFO <text:s/>09/04/2008 09:33:22 Import <text:s text:c="9"/>- Importing elements from Import {loadFuncs=true,uri=storage://INPUT/merged_metadata.xml,loadRefs=true}</text:p>
      <text:p text:style-name="P13"><text:s text:c="5"/>[java] INFO <text:s/>09/04/2008 09:33:22 Rename <text:s text:c="9"/>- Node name set to: dtfx-4</text:p>
      <text:p text:style-name="P13"><text:s text:c="5"/>[java] INFO <text:s/>09/04/2008 09:33:22 CommClient <text:s text:c="5"/>- Registering component at http://cl70:20000/xmlrpc</text:p>
      <text:p text:style-name="P13"><text:s text:c="5"/>[java] INFO <text:s/>09/04/2008 09:33:23 Lockcomponent <text:s text:c="2"/>- Component locked Lock {version=2.6.9-42.EL,hc.client.version=cur,type=dtfa,arch=i386,os=Linux,hc.client.type=java,hc.client.build=lib/cur,id=dtfa-0} as CLIENT1</text:p>
      <text:p text:style-name="P13"><text:s text:c="5"/>[java] INFO <text:s/>09/04/2008 09:33:23 Echo <text:s text:c="11"/>-</text:p>
      <text:p text:style-name="P13"><text:s text:c="5"/>[java] <text:s text:c="8"/>Query unique</text:p>
      <text:p text:style-name="P13"><text:s text:c="5"/>[java] <text:s text:c="8"/>to dev325-data:8080</text:p>
      <text:p text:style-name="P13"><text:s text:c="5"/>[java] <text:s text:c="8"/>using 1 client(s) and 1 thread(s)</text:p>
      <text:p text:style-name="P13"><text:s text:c="5"/>[java] <text:s text:c="8"/>for 300s</text:p>
      <text:p text:style-name="P27"/>
      <text:p text:style-name="P27"/>
      <table:table table:name="Table5" table:style-name="Table5">
        <table:table-column table:style-name="Table5.A"/>
        <table:table-column table:style-name="Table5.B"/>
        <table:table-row>
          <table:table-cell table:style-name="Table5.A1" office:value-type="string">
            <text:p text:style-name="P26">Property name</text:p>
          </table:table-cell>
          <table:table-cell table:style-name="Table5.B1" office:value-type="string">
            <text:p text:style-name="P26">Description</text:p>
          </table:table-cell>
        </table:table-row>
        <table:table-row table:style-name="Table5.2">
          <table:table-cell table:style-name="Table5.A2" office:value-type="string">
            <text:p text:style-name="P25">md.type</text:p>
          </table:table-cell>
          <table:table-cell table:style-name="Table5.B2" office:value-type="string">
            <text:p text:style-name="P25">This property identifies the type of query to execute, there are currently the following types of queries:</text:p>
            <text:p text:style-name="P25"/>
            <text:list text:style-name="L5">
              <text:list-item>
                <text:p text:style-name="P55">simple (default)– as the name says its a simple query that simply generates a 1 field lookup of equality.</text:p>
              </text:list-item>
              <text:list-item>
                <text:p text:style-name="P55">complex2 – does an AND of two fields that are being compared on equality.</text:p>
              </text:list-item>
              <text:list-item>
                <text:p text:style-name="P55">unique – creates a single field query but the value is generated in such a way that it would give a single uniquer result per query.</text:p>
              </text:list-item>
              <text:list-item>
                <text:p text:style-name="P55">empty – this query will only operate on a single field and guarantees to not have any results returned, thus the name empty.</text:p>
                <text:p text:style-name="P55"/>
              </text:list-item>
            </text:list>
          </table:table-cell>
        </table:table-row>
      </table:table>
      <text:h text:style-name="P19" text:outline-level="2">Metadata Generation</text:h>
      <text:p text:style-name="P21">Metadata generation is still very young and it has some flexibility but will probably suffer some changes in the near future to do more advanced things. Currently there is 1 metadata xml file on the testing side that specifies how each of the fields for a specific schema on the server are generated, as an example lets have a look at the mp3metadata.xml and compare it to the server side schema.</text:p>
      <text:p text:style-name="P21"/>
      <text:p text:style-name="P21">mp3metadata.xml (omitted info section)</text:p>
      <text:p text:style-name="P39"><text:span text:style-name="T6">&lt;</text:span><text:span text:style-name="T8">script </text:span><text:span text:style-name="T10">name</text:span><text:span text:style-name="T11">=</text:span><text:span text:style-name="T12">"metadata"</text:span><text:span text:style-name="T6">&gt;</text:span></text:p>
      <text:p text:style-name="P42"><text:s text:c="4"/></text:p>
      <text:p text:style-name="P42"><text:s text:c="4"/>...</text:p>
      <text:p text:style-name="P41"><text:s text:c="3"/></text:p>
      <text:p text:style-name="P38"><text:span text:style-name="T11"><text:s text:c="4"/></text:span><text:span text:style-name="T6">&lt;</text:span><text:span text:style-name="T8">local</text:span><text:span text:style-name="T6">&gt;</text:span></text:p>
      <text:p text:style-name="P38"><text:span text:style-name="T11"><text:s text:c="8"/></text:span><text:span text:style-name="T6">&lt;</text:span><text:span text:style-name="T8">metadata </text:span><text:span text:style-name="T10">id</text:span><text:span text:style-name="T11">=</text:span><text:span text:style-name="T12">"MDREF"</text:span><text:span text:style-name="T6">&gt;</text:span></text:p>
      <text:p text:style-name="P38"><text:span text:style-name="T11"><text:s text:c="13"/></text:span><text:span text:style-name="T6">&lt;</text:span><text:span text:style-name="T8">element </text:span><text:span text:style-name="T10">value</text:span><text:span text:style-name="T11">=</text:span><text:span text:style-name="T12">"${hc.mp3.title.regexp}" <text:s/></text:span><text:span text:style-name="T10">type</text:span><text:span text:style-name="T11">=</text:span><text:span text:style-name="T12">"string" </text:span><text:span text:style-name="T10">name</text:span><text:span text:style-name="T11">=</text:span><text:span text:style-name="T12">"mp3.title"</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hc.mp3.artist.regexp}" </text:span><text:span text:style-name="T10">type</text:span><text:span text:style-name="T11">=</text:span><text:span text:style-name="T12">"string" </text:span><text:span text:style-name="T10">name</text:span><text:span text:style-name="T11">=</text:span><text:span text:style-name="T12">"mp3.artist"</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hc.mp3.album.regexp}" <text:s/></text:span><text:span text:style-name="T10">type</text:span><text:span text:style-name="T11">=</text:span><text:span text:style-name="T12">"string" </text:span><text:span text:style-name="T10">name</text:span><text:span text:style-name="T11">=</text:span><text:span text:style-name="T12">"mp3.album"</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hc.mp3.date.regexp}" <text:s text:c="2"/></text:span><text:span text:style-name="T10">type</text:span><text:span text:style-name="T11">=</text:span><text:span text:style-name="T12">"long" <text:s text:c="2"/></text:span><text:span text:style-name="T10">name</text:span><text:span text:style-name="T11">=</text:span><text:span text:style-name="T12">"mp3.date"</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hc.mp3.type.regexp}" <text:s text:c="2"/></text:span><text:span text:style-name="T10">type</text:span><text:span text:style-name="T11">=</text:span><text:span text:style-name="T12">"string" </text:span><text:span text:style-name="T10">name</text:span><text:span text:style-name="T11">=</text:span><text:span text:style-name="T12">"mp3.type"</text:span><text:span text:style-name="T6">/&gt;</text:span></text:p>
      <text:p text:style-name="P38"><text:span text:style-name="T11"><text:s text:c="8"/></text:span><text:span text:style-name="T6">&lt;/</text:span><text:span text:style-name="T8">metadata</text:span><text:span text:style-name="T6">&gt;</text:span></text:p>
      <text:p text:style-name="P41"><text:s text:c="8"/></text:p>
      <text:p text:style-name="P38"><text:span text:style-name="T11"><text:s text:c="8"/></text:span><text:span text:style-name="T6">&lt;</text:span><text:span text:style-name="T8">metadata </text:span><text:span text:style-name="T10">id</text:span><text:span text:style-name="T11">=</text:span><text:span text:style-name="T12">"MDCMP"</text:span><text:span text:style-name="T6">&gt;</text:span></text:p>
      <text:p text:style-name="P38"><text:span text:style-name="T11"><text:s text:c="13"/></text:span><text:span text:style-name="T6">&lt;</text:span><text:span text:style-name="T8">element </text:span><text:span text:style-name="T10">value</text:span><text:span text:style-name="T11">=</text:span><text:span text:style-name="T12">"${object.mp3.title}" <text:s/></text:span><text:span text:style-name="T10">type</text:span><text:span text:style-name="T11">=</text:span><text:span text:style-name="T12">"string" </text:span><text:span text:style-name="T10">name</text:span><text:span text:style-name="T11">=</text:span><text:span text:style-name="T12">"mp3.title"</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object.mp3.artist}" </text:span><text:span text:style-name="T10">type</text:span><text:span text:style-name="T11">=</text:span><text:span text:style-name="T12">"string" </text:span><text:span text:style-name="T10">name</text:span><text:span text:style-name="T11">=</text:span><text:span text:style-name="T12">"mp3.artist"</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object.mp3.album}" <text:s/></text:span><text:span text:style-name="T10">type</text:span><text:span text:style-name="T11">=</text:span><text:span text:style-name="T12">"string" </text:span><text:span text:style-name="T10">name</text:span><text:span text:style-name="T11">=</text:span><text:span text:style-name="T12">"mp3.album"</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object.mp3.date}" <text:s text:c="2"/></text:span><text:span text:style-name="T10">type</text:span><text:span text:style-name="T11">=</text:span><text:span text:style-name="T12">"long" <text:s text:c="2"/></text:span><text:span text:style-name="T10">name</text:span><text:span text:style-name="T11">=</text:span><text:span text:style-name="T12">"mp3.date"</text:span><text:span text:style-name="T6">/&gt;</text:span><text:span text:style-name="T11"> </text:span></text:p>
      <text:p text:style-name="P38"><text:span text:style-name="T11"><text:s text:c="13"/></text:span><text:span text:style-name="T6">&lt;</text:span><text:span text:style-name="T8">element </text:span><text:span text:style-name="T10">value</text:span><text:span text:style-name="T11">=</text:span><text:span text:style-name="T12">"${object.mp3.type}" <text:s text:c="2"/></text:span><text:span text:style-name="T10">type</text:span><text:span text:style-name="T11">=</text:span><text:span text:style-name="T12">"string" </text:span><text:span text:style-name="T10">name</text:span><text:span text:style-name="T11">=</text:span><text:span text:style-name="T12">"mp3.type"</text:span><text:span text:style-name="T6">/&gt;</text:span></text:p>
      <text:p text:style-name="P38"><text:span text:style-name="T11"><text:s text:c="8"/></text:span><text:span text:style-name="T6">&lt;/</text:span><text:span text:style-name="T8">metadata</text:span><text:span text:style-name="T6">&gt;</text:span></text:p>
      <text:p text:style-name="P38"><text:span text:style-name="T11"><text:s text:c="4"/></text:span><text:span text:style-name="T6">&lt;/</text:span><text:span text:style-name="T8">local</text:span><text:span text:style-name="T6">&gt;</text:span></text:p>
      <text:p text:style-name="P40"><text:span text:style-name="T7">&lt;/</text:span><text:span text:style-name="T9">script</text:span><text:span text:style-name="T7">&gt;</text:span></text:p>
      <text:p text:style-name="P31">metadata_config_mp3demo.xml (omitted file system view info)</text:p>
      <text:p text:style-name="P38"><text:span text:style-name="T6">&lt;</text:span><text:span text:style-name="T8">metadataConfig</text:span><text:span text:style-name="T6">&gt;</text:span></text:p>
      <text:p text:style-name="P38"><text:span text:style-name="T11"><text:s text:c="2"/></text:span><text:span text:style-name="T6">&lt;</text:span><text:span text:style-name="T8">schema</text:span><text:span text:style-name="T6">&gt;</text:span></text:p>
      <text:p text:style-name="P38"><text:span text:style-name="T11"><text:s text:c="4"/></text:span><text:span text:style-name="T6">&lt;</text:span><text:span text:style-name="T8">namespace </text:span><text:span text:style-name="T10">name</text:span><text:span text:style-name="T11">=</text:span><text:span text:style-name="T12">"mp3" </text:span><text:span text:style-name="T10">writable</text:span><text:span text:style-name="T11">=</text:span><text:span text:style-name="T12">"true" </text:span><text:span text:style-name="T10">extensible</text:span><text:span text:style-name="T11">=</text:span><text:span text:style-name="T12">"true"</text:span><text:span text:style-name="T6">&gt;</text:span></text:p>
      <text:p text:style-name="P38"><text:span text:style-name="T11"><text:s text:c="6"/></text:span><text:span text:style-name="T6">&lt;</text:span><text:span text:style-name="T8">field </text:span><text:span text:style-name="T10">name</text:span><text:span text:style-name="T11">=</text:span><text:span text:style-name="T12">"title" </text:span><text:span text:style-name="T10">type</text:span><text:span text:style-name="T11">=</text:span><text:span text:style-name="T12">"string" </text:span><text:span text:style-name="T10">length</text:span><text:span text:style-name="T11">=</text:span><text:span text:style-name="T12">"150" </text:span><text:span text:style-name="T10">indexable</text:span><text:span text:style-name="T11">=</text:span><text:span text:style-name="T12">"true"</text:span><text:span text:style-name="T6">/&gt;</text:span></text:p>
      <text:p text:style-name="P38"><text:span text:style-name="T11"><text:s text:c="6"/></text:span><text:span text:style-name="T6">&lt;</text:span><text:span text:style-name="T8">field </text:span><text:span text:style-name="T10">name</text:span><text:span text:style-name="T11">=</text:span><text:span text:style-name="T12">"artist" </text:span><text:span text:style-name="T10">type</text:span><text:span text:style-name="T11">=</text:span><text:span text:style-name="T12">"string" </text:span><text:span text:style-name="T10">length</text:span><text:span text:style-name="T11">=</text:span><text:span text:style-name="T12">"150" </text:span><text:span text:style-name="T10">indexable</text:span><text:span text:style-name="T11">=</text:span><text:span text:style-name="T12">"true"</text:span><text:span text:style-name="T6">/&gt;</text:span></text:p>
      <text:p text:style-name="P38"><text:span text:style-name="T11"><text:s text:c="6"/></text:span><text:span text:style-name="T6">&lt;</text:span><text:span text:style-name="T8">field </text:span><text:span text:style-name="T10">name</text:span><text:span text:style-name="T11">=</text:span><text:span text:style-name="T12">"album" </text:span><text:span text:style-name="T10">type</text:span><text:span text:style-name="T11">=</text:span><text:span text:style-name="T12">"string" </text:span><text:span text:style-name="T10">length</text:span><text:span text:style-name="T11">=</text:span><text:span text:style-name="T12">"150" </text:span><text:span text:style-name="T10">indexable</text:span><text:span text:style-name="T11">=</text:span><text:span text:style-name="T12">"true"</text:span><text:span text:style-name="T6">/&gt;</text:span></text:p>
      <text:p text:style-name="P38"><text:span text:style-name="T11"><text:s text:c="6"/></text:span><text:span text:style-name="T6">&lt;</text:span><text:span text:style-name="T8">field </text:span><text:span text:style-name="T10">name</text:span><text:span text:style-name="T11">=</text:span><text:span text:style-name="T12">"date" </text:span><text:span text:style-name="T10">type</text:span><text:span text:style-name="T11">=</text:span><text:span text:style-name="T12">"long" </text:span><text:span text:style-name="T10">length</text:span><text:span text:style-name="T11">=</text:span><text:span text:style-name="T12">"150" </text:span><text:span text:style-name="T10">indexable</text:span><text:span text:style-name="T11">=</text:span><text:span text:style-name="T12">"true"</text:span><text:span text:style-name="T6">/&gt;</text:span></text:p>
      <text:p text:style-name="P38"><text:span text:style-name="T11"><text:s text:c="6"/></text:span><text:span text:style-name="T6">&lt;</text:span><text:span text:style-name="T8">field </text:span><text:span text:style-name="T10">name</text:span><text:span text:style-name="T11">=</text:span><text:span text:style-name="T12">"type" </text:span><text:span text:style-name="T10">type</text:span><text:span text:style-name="T11">=</text:span><text:span text:style-name="T12">"string" </text:span><text:span text:style-name="T10">length</text:span><text:span text:style-name="T11">=</text:span><text:span text:style-name="T12">"150" </text:span><text:span text:style-name="T10">indexable</text:span><text:span text:style-name="T11">=</text:span><text:span text:style-name="T12">"true"</text:span><text:span text:style-name="T6">/&gt;</text:span></text:p>
      <text:p text:style-name="P38"><text:span text:style-name="T11"><text:s text:c="4"/></text:span><text:span text:style-name="T6">&lt;/</text:span><text:span text:style-name="T8">namespace</text:span><text:span text:style-name="T6">&gt;</text:span></text:p>
      <text:p text:style-name="P38"><text:span text:style-name="T11"><text:s text:c="2"/></text:span><text:span text:style-name="T6">&lt;/</text:span><text:span text:style-name="T8">schema</text:span><text:span text:style-name="T6">&gt;</text:span></text:p>
      <text:p text:style-name="P42"/>
      <text:p text:style-name="P42"><text:s text:c="2"/>...</text:p>
      <text:p text:style-name="P42"/>
      <text:p text:style-name="P38"><text:span text:style-name="T11"><text:s text:c="2"/></text:span><text:span text:style-name="T6">&lt;</text:span><text:span text:style-name="T8">tables</text:span><text:span text:style-name="T6">&gt;</text:span></text:p>
      <text:p text:style-name="P38"><text:span text:style-name="T11"><text:s text:c="4"/></text:span><text:span text:style-name="T6">&lt;</text:span><text:span text:style-name="T8">table </text:span><text:span text:style-name="T10">name</text:span><text:span text:style-name="T11">=</text:span><text:span text:style-name="T12">"mp3"</text:span><text:span text:style-name="T6">&gt;</text:span></text:p>
      <text:p text:style-name="P38"><text:span text:style-name="T11"><text:s text:c="6"/></text:span><text:span text:style-name="T6">&lt;</text:span><text:span text:style-name="T8">column </text:span><text:span text:style-name="T10">name</text:span><text:span text:style-name="T11">=</text:span><text:span text:style-name="T12">"mp3.title" </text:span><text:span text:style-name="T6">/&gt;</text:span></text:p>
      <text:p text:style-name="P38"><text:span text:style-name="T11"><text:s text:c="6"/></text:span><text:span text:style-name="T6">&lt;</text:span><text:span text:style-name="T8">column </text:span><text:span text:style-name="T10">name</text:span><text:span text:style-name="T11">=</text:span><text:span text:style-name="T12">"mp3.artist" </text:span><text:span text:style-name="T6">/&gt;</text:span></text:p>
      <text:p text:style-name="P38"><text:span text:style-name="T11"><text:s text:c="6"/></text:span><text:span text:style-name="T6">&lt;</text:span><text:span text:style-name="T8">column </text:span><text:span text:style-name="T10">name</text:span><text:span text:style-name="T11">=</text:span><text:span text:style-name="T12">"mp3.album" </text:span><text:span text:style-name="T6">/&gt;</text:span></text:p>
      <text:p text:style-name="P38"><text:span text:style-name="T11"><text:s text:c="6"/></text:span><text:span text:style-name="T6">&lt;</text:span><text:span text:style-name="T8">column </text:span><text:span text:style-name="T10">name</text:span><text:span text:style-name="T11">=</text:span><text:span text:style-name="T12">"mp3.date" </text:span><text:span text:style-name="T6">/&gt;</text:span></text:p>
      <text:p text:style-name="P38"><text:span text:style-name="T11"><text:s text:c="6"/></text:span><text:span text:style-name="T6">&lt;</text:span><text:span text:style-name="T8">column </text:span><text:span text:style-name="T10">name</text:span><text:span text:style-name="T11">=</text:span><text:span text:style-name="T12">"mp3.type" </text:span><text:span text:style-name="T6">/&gt;</text:span></text:p>
      <text:p text:style-name="P38"><text:span text:style-name="T11"><text:s text:c="4"/></text:span><text:span text:style-name="T6">&lt;/</text:span><text:span text:style-name="T8">table</text:span><text:span text:style-name="T6">&gt;</text:span></text:p>
      <text:p text:style-name="P38"><text:span text:style-name="T11"><text:s text:c="2"/></text:span><text:span text:style-name="T6">&lt;/</text:span><text:span text:style-name="T8">tables</text:span><text:span text:style-name="T6">&gt;</text:span></text:p>
      <text:p text:style-name="P38"><text:span text:style-name="T6">&lt;/</text:span><text:span text:style-name="T8">metadataConfig</text:span><text:span text:style-name="T6">&gt;</text:span></text:p>
      <text:p text:style-name="P32"/>
      <text:p text:style-name="P10">Now if we take a closer look you can see how they have similar fields from type, length and that the only thing that is new in the DTF XML is the value property that refers to some properties that are loaded from the properties file. These properties are in fact range expressions that can be used to generate various types of data. For more information on Range Expressions have a look at the DTF Users Guide.</text:p>
      <text:h text:style-name="P17" text:outline-level="1">Calculating Performance Statistics of a Load Test</text:h>
      <text:p text:style-name="P22"/>
      <text:p text:style-name="P22">Now that you've run the previous load tests you can now generate statistics from those runs using another test script from the same node where you ran the tests. So lets say you ran the following store test like so (no metadata):</text:p>
      <text:p text:style-name="P22"/>
      <text:p text:style-name="P43">./ant.sh run_dtfx -Ddtf.xml.filename=tests/hc-dtf/store.xml -Dhc.cluster.datavip=dev325-data -Dhc.md.refid=MDEMPTY</text:p>
      <text:p text:style-name="P23"/>
      <text:p text:style-name="Standard">When this test ends it will print the following line:</text:p>
      <text:p text:style-name="P13"/>
      <text:p text:style-name="P37">[java] <text:s text:c="8"/>Runid: 1207339391331</text:p>
      <text:p text:style-name="P30"/>
      <text:p text:style-name="P22">With this <text:span text:style-name="T3">runid</text:span> (which you can set yourself using <text:span text:style-name="T3">-Drunid=XXX</text:span>, so you can keep track of each load test using your own Ids), you can now run the statistics test case that can generate statistics on the operations that happened during the load, here's an example:</text:p>
      <text:p text:style-name="P22"/>
      <text:p text:style-name="P23">./ant.sh run_dtfx -Ddtf.xml.filename=tests/hc-dtf/stats.xml -Dhc.operation=store -Drunid=1207339391331</text:p>
      <text:p text:style-name="P23">...</text:p>
      <text:p text:style-name="P37">[java] <text:s text:c="12"/>Performance stats for store of 1024 byte objects</text:p>
      <text:p text:style-name="P37">[java] <text:s text:c="12"/>851.000 succeeded stores</text:p>
      <text:p text:style-name="P37">[java] <text:s text:c="12"/>0.000 failed stores</text:p>
      <text:p text:style-name="P37">[java] <text:s text:c="12"/>2.836 ops/s</text:p>
      <text:p text:style-name="P37">[java] <text:s text:c="12"/>2903.740 bytes/sec</text:p>
      <text:p text:style-name="P37">[java] <text:s text:c="12"/>Total Duration (s): 300.104</text:p>
      <text:p text:style-name="P30">...</text:p>
      <text:p text:style-name="P37"/>
      <text:p text:style-name="P30"/>
      <text:p text:style-name="Standard">As you can see from the previous run all you need is the <text:span text:style-name="T3">runid</text:span> and which operation you were handling to get the exact performance statistics from that run.</text:p>
      <text:h text:style-name="P16" text:outline-level="1">Graphing Results of a Load Test</text:h>
      <text:h text:style-name="P15" text:outline-level="1">FAQ</text:h>
      <text:p text:style-name="Text_20_body"/>
      <text:list text:style-name="L6">
        <text:list-item>
          <text:p text:style-name="P52">Question:</text:p>
        </text:list-item>
      </text:list>
      <text:list text:style-name="L7">
        <text:list-header>
          <text:p text:style-name="P53">What's this annoying line mean </text:p>
        </text:list-header>
      </text:list>
      <text:p text:style-name="P44">Unable to locate tools.jar. Expected to find it in /usr/lib/java/lib/tools.jar</text:p>
      <text:p text:style-name="P44"/>
      <text:p text:style-name="P45">Answer:</text:p>
      <text:p text:style-name="P45">Ignore this line it is only Ant letting you know that the Java tools.jar is not available and therefore you would not be able to run some tasks such as javac from within Ant. Those tasks are not necessary and will not affect the execution of the framework.</text:p>
      <text:p text:style-name="P33"/>
      <text:list text:style-name="L8">
        <text:list-item>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10-19T22:45:45</meta:creation-date>
    <dc:date>2008-04-16T14:18:02</dc:date>
    <meta:editing-cycles>945</meta:editing-cycles>
    <meta:editing-duration>P4DT21H15M49S</meta:editing-duration>
    <meta:user-defined meta:name="Info 1"/>
    <meta:user-defined meta:name="Info 2"/>
    <meta:user-defined meta:name="Info 3"/>
    <meta:user-defined meta:name="Info 4"/>
    <meta:document-statistic meta:table-count="5" meta:image-count="0" meta:object-count="0" meta:page-count="20" meta:paragraph-count="428" meta:word-count="5080" meta:character-count="33379"/>
  </office:meta>
</office:document-meta>
</file>